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161in"/>
    </style:style>
    <style:style style:name="co3" style:family="table-column">
      <style:table-column-properties fo:break-before="auto" style:column-width="1.2626in"/>
    </style:style>
    <style:style style:name="co4" style:family="table-column">
      <style:table-column-properties fo:break-before="auto" style:column-width="1.14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  <style:style style:name="ce2" style:family="table-cell" style:parent-style-name="Default" style:data-style-name="N122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column table:style-name="co1" table:default-cell-style-name="ce1"/>
        <table:table-column table:style-name="co1" table:default-cell-style-name="ce2"/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/>
          <table:table-cell office:value-type="string" calcext:value-type="string">
            <text:p>Vref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 per oct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12 bits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string" calcext:value-type="string">
            <text:p>V per semi</text:p>
          </table:table-cell>
          <table:table-cell table:formula="of:=[.F2]/12" office:value-type="float" office:value="0.0833333333333333" calcext:value-type="float">
            <text:p>0.0833333333</text:p>
          </table:table-cell>
          <table:table-cell/>
          <table:table-cell office:value-type="string" calcext:value-type="string">
            <text:p>LSB per .5V</text:p>
          </table:table-cell>
          <table:table-cell table:formula="of:=0.5/[.C5]" office:value-type="float" office:value="409.6" calcext:value-type="float">
            <text:p>409.6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one LSB</text:p>
          </table:table-cell>
          <table:table-cell table:formula="of:=[.C2]/[.C3]" office:value-type="float" office:value="0.001220703125" calcext:value-type="float">
            <text:p>0.0012207031</text:p>
          </table:table-cell>
          <table:table-cell table:number-columns-repeated="4"/>
          <table:table-cell office:value-type="string" calcext:value-type="string">
            <text:p>LSB per key</text:p>
          </table:table-cell>
          <table:table-cell table:formula="of:=[.F3]/[.C5]" office:value-type="float" office:value="68.2666666666667" calcext:value-type="float">
            <text:p>68.2666666667</text:p>
          </table:table-cell>
          <table:table-cell table:number-columns-repeated="6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lo key</text:p>
          </table:table-cell>
          <table:table-cell office:value-type="float" office:value="36" calcext:value-type="float">
            <text:p>36</text:p>
          </table:table-cell>
          <table:table-cell table:number-columns-repeated="12"/>
          <table:table-cell table:style-name="Default" table:number-columns-repeated="2"/>
        </table:table-row>
        <table:table-row table:style-name="ro1">
          <table:table-cell table:number-columns-repeated="15"/>
          <table:table-cell table:style-name="Default" table:number-columns-repeated="2"/>
        </table:table-row>
        <table:table-row table:style-name="ro2">
          <table:table-cell office:value-type="string" calcext:value-type="string">
            <text:p>Key #</text:p>
          </table:table-cell>
          <table:table-cell office:value-type="string" calcext:value-type="string">
            <text:p>norm'd key</text:p>
          </table:table-cell>
          <table:table-cell/>
          <table:table-cell office:value-type="string" calcext:value-type="string">
            <text:p>V desired</text:p>
          </table:table-cell>
          <table:table-cell office:value-type="string" calcext:value-type="string">
            <text:p>Desired in LSB</text:p>
          </table:table-cell>
          <table:table-cell office:value-type="string" calcext:value-type="string">
            <text:p>V calc</text:p>
          </table:table-cell>
          <table:table-cell/>
          <table:table-cell office:value-type="string" calcext:value-type="string">
            <text:p>normd key * lsb</text:p>
          </table:table-cell>
          <table:table-cell office:value-type="string" calcext:value-type="string">
            <text:p>add cv offset</text:p>
          </table:table-cell>
          <table:table-cell office:value-type="string" calcext:value-type="string">
            <text:p>V output</text:p>
          </table:table-cell>
          <table:table-cell/>
          <table:table-cell office:value-type="string" calcext:value-type="string">
            <text:p>Lut – rounded</text:p>
          </table:table-cell>
          <table:table-cell table:number-columns-repeated="2"/>
          <table:table-cell office:value-type="string" calcext:value-type="string">
            <text:p>Measured</text:p>
          </table:table-cell>
          <table:table-cell table:style-name="Default" office:value-type="string" calcext:value-type="string">
            <text:p>Adjacent delta</text:p>
          </table:table-cell>
          <table:table-cell table:style-name="Default" office:value-type="string" calcext:value-type="string">
            <text:p>Delta from nominal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A10]-[.$C$7]" office:value-type="float" office:value="0" calcext:value-type="float">
            <text:p>0</text:p>
          </table:table-cell>
          <table:table-cell/>
          <table:table-cell table:formula="of:=[.B10] * [.$F$3]" office:value-type="float" office:value="0" calcext:value-type="float">
            <text:p>0</text:p>
          </table:table-cell>
          <table:table-cell table:formula="of:=[.D10] /[.$C$5]" office:value-type="float" office:value="0" calcext:value-type="float">
            <text:p>0</text:p>
          </table:table-cell>
          <table:table-cell table:number-columns-repeated="2"/>
          <table:table-cell table:formula="of:=[.B10] * [.$I$5]" office:value-type="float" office:value="0" calcext:value-type="float">
            <text:p>0</text:p>
          </table:table-cell>
          <table:table-cell table:formula="of:=[.H10] + [.$I$3]" office:value-type="float" office:value="409.6" calcext:value-type="float">
            <text:p>409.6</text:p>
          </table:table-cell>
          <table:table-cell table:formula="of:=[.I10] * [.$C$5]" office:value-type="float" office:value="0.5" calcext:value-type="float">
            <text:p>0.5</text:p>
          </table:table-cell>
          <table:table-cell/>
          <table:table-cell table:formula="of:=ROUND([.I10])" office:value-type="float" office:value="410" calcext:value-type="float">
            <text:p>410</text:p>
          </table:table-cell>
          <table:table-cell table:number-columns-repeated="2"/>
          <table:table-cell office:value-type="float" office:value="0.517" calcext:value-type="float">
            <text:p>0.517</text:p>
          </table:table-cell>
          <table:table-cell table:formula="of:=[.O11]-[.O10]" office:value-type="float" office:value="0.087" calcext:value-type="float">
            <text:p>0.087</text:p>
          </table:table-cell>
          <table:table-cell table:formula="of:=[.J10]-[.O10]" office:value-type="float" office:value="-0.017" calcext:value-type="float">
            <text:p>-0.0170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A11]-[.$C$7]" office:value-type="float" office:value="1" calcext:value-type="float">
            <text:p>1</text:p>
          </table:table-cell>
          <table:table-cell/>
          <table:table-cell table:formula="of:=[.B11] * [.$F$3]" office:value-type="float" office:value="0.0833333333333333" calcext:value-type="float">
            <text:p>0.0833333333</text:p>
          </table:table-cell>
          <table:table-cell table:formula="of:=[.D11] /[.$C$5]" office:value-type="float" office:value="68.2666666666667" calcext:value-type="float">
            <text:p>68.2666666667</text:p>
          </table:table-cell>
          <table:table-cell table:number-columns-repeated="2"/>
          <table:table-cell table:formula="of:=[.B11] * [.$I$5]" office:value-type="float" office:value="68.2666666666667" calcext:value-type="float">
            <text:p>68.2666666667</text:p>
          </table:table-cell>
          <table:table-cell table:formula="of:=[.H11] + [.$I$3]" office:value-type="float" office:value="477.866666666667" calcext:value-type="float">
            <text:p>477.8666666667</text:p>
          </table:table-cell>
          <table:table-cell table:formula="of:=[.I11] * [.$C$5]" office:value-type="float" office:value="0.583333333333333" calcext:value-type="float">
            <text:p>0.5833333333</text:p>
          </table:table-cell>
          <table:table-cell/>
          <table:table-cell table:formula="of:=ROUND([.I11])" office:value-type="float" office:value="478" calcext:value-type="float">
            <text:p>478</text:p>
          </table:table-cell>
          <table:table-cell table:number-columns-repeated="2"/>
          <table:table-cell office:value-type="float" office:value="0.604" calcext:value-type="float">
            <text:p>0.604</text:p>
          </table:table-cell>
          <table:table-cell table:formula="of:=[.O12]-[.O11]" office:value-type="float" office:value="0.0850000000000001" calcext:value-type="float">
            <text:p>0.085</text:p>
          </table:table-cell>
          <table:table-cell table:formula="of:=[.J11]-[.O11]" office:value-type="float" office:value="-0.0206666666666666" calcext:value-type="float">
            <text:p>-0.02066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A12]-[.$C$7]" office:value-type="float" office:value="2" calcext:value-type="float">
            <text:p>2</text:p>
          </table:table-cell>
          <table:table-cell/>
          <table:table-cell table:formula="of:=[.B12] * [.$F$3]" office:value-type="float" office:value="0.166666666666667" calcext:value-type="float">
            <text:p>0.1666666667</text:p>
          </table:table-cell>
          <table:table-cell table:formula="of:=[.D12] /[.$C$5]" office:value-type="float" office:value="136.533333333333" calcext:value-type="float">
            <text:p>136.5333333333</text:p>
          </table:table-cell>
          <table:table-cell table:number-columns-repeated="2"/>
          <table:table-cell table:formula="of:=[.B12] * [.$I$5]" office:value-type="float" office:value="136.533333333333" calcext:value-type="float">
            <text:p>136.5333333333</text:p>
          </table:table-cell>
          <table:table-cell table:formula="of:=[.H12] + [.$I$3]" office:value-type="float" office:value="546.133333333333" calcext:value-type="float">
            <text:p>546.1333333333</text:p>
          </table:table-cell>
          <table:table-cell table:formula="of:=[.I12] * [.$C$5]" office:value-type="float" office:value="0.666666666666667" calcext:value-type="float">
            <text:p>0.6666666667</text:p>
          </table:table-cell>
          <table:table-cell/>
          <table:table-cell table:formula="of:=ROUND([.I12])" office:value-type="float" office:value="546" calcext:value-type="float">
            <text:p>546</text:p>
          </table:table-cell>
          <table:table-cell table:number-columns-repeated="2"/>
          <table:table-cell office:value-type="float" office:value="0.689" calcext:value-type="float">
            <text:p>0.689</text:p>
          </table:table-cell>
          <table:table-cell table:formula="of:=[.O13]-[.O12]" office:value-type="float" office:value="0.083" calcext:value-type="float">
            <text:p>0.083</text:p>
          </table:table-cell>
          <table:table-cell table:formula="of:=[.J12]-[.O12]" office:value-type="float" office:value="-0.0223333333333334" calcext:value-type="float">
            <text:p>-0.02233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A13]-[.$C$7]" office:value-type="float" office:value="3" calcext:value-type="float">
            <text:p>3</text:p>
          </table:table-cell>
          <table:table-cell/>
          <table:table-cell table:formula="of:=[.B13] * [.$F$3]" office:value-type="float" office:value="0.25" calcext:value-type="float">
            <text:p>0.25</text:p>
          </table:table-cell>
          <table:table-cell table:formula="of:=[.D13] /[.$C$5]" office:value-type="float" office:value="204.8" calcext:value-type="float">
            <text:p>204.8</text:p>
          </table:table-cell>
          <table:table-cell table:number-columns-repeated="2"/>
          <table:table-cell table:formula="of:=[.B13] * [.$I$5]" office:value-type="float" office:value="204.8" calcext:value-type="float">
            <text:p>204.8</text:p>
          </table:table-cell>
          <table:table-cell table:formula="of:=[.H13] + [.$I$3]" office:value-type="float" office:value="614.4" calcext:value-type="float">
            <text:p>614.4</text:p>
          </table:table-cell>
          <table:table-cell table:formula="of:=[.I13] * [.$C$5]" office:value-type="float" office:value="0.75" calcext:value-type="float">
            <text:p>0.75</text:p>
          </table:table-cell>
          <table:table-cell/>
          <table:table-cell table:formula="of:=ROUND([.I13])" office:value-type="float" office:value="614" calcext:value-type="float">
            <text:p>614</text:p>
          </table:table-cell>
          <table:table-cell table:number-columns-repeated="2"/>
          <table:table-cell office:value-type="float" office:value="0.772" calcext:value-type="float">
            <text:p>0.772</text:p>
          </table:table-cell>
          <table:table-cell table:formula="of:=[.O14]-[.O13]" office:value-type="float" office:value="0.087" calcext:value-type="float">
            <text:p>0.087</text:p>
          </table:table-cell>
          <table:table-cell table:formula="of:=[.J13]-[.O13]" office:value-type="float" office:value="-0.0219999999999999" calcext:value-type="float">
            <text:p>-0.0220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14]-[.$C$7]" office:value-type="float" office:value="4" calcext:value-type="float">
            <text:p>4</text:p>
          </table:table-cell>
          <table:table-cell/>
          <table:table-cell table:formula="of:=[.B14] * [.$F$3]" office:value-type="float" office:value="0.333333333333333" calcext:value-type="float">
            <text:p>0.3333333333</text:p>
          </table:table-cell>
          <table:table-cell table:formula="of:=[.D14] /[.$C$5]" office:value-type="float" office:value="273.066666666667" calcext:value-type="float">
            <text:p>273.0666666667</text:p>
          </table:table-cell>
          <table:table-cell table:number-columns-repeated="2"/>
          <table:table-cell table:formula="of:=[.B14] * [.$I$5]" office:value-type="float" office:value="273.066666666667" calcext:value-type="float">
            <text:p>273.0666666667</text:p>
          </table:table-cell>
          <table:table-cell table:formula="of:=[.H14] + [.$I$3]" office:value-type="float" office:value="682.666666666667" calcext:value-type="float">
            <text:p>682.6666666667</text:p>
          </table:table-cell>
          <table:table-cell table:formula="of:=[.I14] * [.$C$5]" office:value-type="float" office:value="0.833333333333333" calcext:value-type="float">
            <text:p>0.8333333333</text:p>
          </table:table-cell>
          <table:table-cell/>
          <table:table-cell table:formula="of:=ROUND([.I14])" office:value-type="float" office:value="683" calcext:value-type="float">
            <text:p>683</text:p>
          </table:table-cell>
          <table:table-cell table:number-columns-repeated="2"/>
          <table:table-cell office:value-type="float" office:value="0.859" calcext:value-type="float">
            <text:p>0.859</text:p>
          </table:table-cell>
          <table:table-cell table:formula="of:=[.O15]-[.O14]" office:value-type="float" office:value="0.0810000000000001" calcext:value-type="float">
            <text:p>0.081</text:p>
          </table:table-cell>
          <table:table-cell table:formula="of:=[.J14]-[.O14]" office:value-type="float" office:value="-0.0256666666666665" calcext:value-type="float">
            <text:p>-0.02566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A15]-[.$C$7]" office:value-type="float" office:value="5" calcext:value-type="float">
            <text:p>5</text:p>
          </table:table-cell>
          <table:table-cell/>
          <table:table-cell table:formula="of:=[.B15] * [.$F$3]" office:value-type="float" office:value="0.416666666666667" calcext:value-type="float">
            <text:p>0.4166666667</text:p>
          </table:table-cell>
          <table:table-cell table:formula="of:=[.D15] /[.$C$5]" office:value-type="float" office:value="341.333333333333" calcext:value-type="float">
            <text:p>341.3333333333</text:p>
          </table:table-cell>
          <table:table-cell table:number-columns-repeated="2"/>
          <table:table-cell table:formula="of:=[.B15] * [.$I$5]" office:value-type="float" office:value="341.333333333333" calcext:value-type="float">
            <text:p>341.3333333333</text:p>
          </table:table-cell>
          <table:table-cell table:formula="of:=[.H15] + [.$I$3]" office:value-type="float" office:value="750.933333333333" calcext:value-type="float">
            <text:p>750.9333333333</text:p>
          </table:table-cell>
          <table:table-cell table:formula="of:=[.I15] * [.$C$5]" office:value-type="float" office:value="0.916666666666667" calcext:value-type="float">
            <text:p>0.9166666667</text:p>
          </table:table-cell>
          <table:table-cell/>
          <table:table-cell table:formula="of:=ROUND([.I15])" office:value-type="float" office:value="751" calcext:value-type="float">
            <text:p>751</text:p>
          </table:table-cell>
          <table:table-cell table:number-columns-repeated="2"/>
          <table:table-cell office:value-type="float" office:value="0.94" calcext:value-type="float">
            <text:p>0.94</text:p>
          </table:table-cell>
          <table:table-cell table:formula="of:=[.O16]-[.O15]" office:value-type="float" office:value="0.088" calcext:value-type="float">
            <text:p>0.088</text:p>
          </table:table-cell>
          <table:table-cell table:formula="of:=[.J15]-[.O15]" office:value-type="float" office:value="-0.0233333333333333" calcext:value-type="float">
            <text:p>-0.02333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A16]-[.$C$7]" office:value-type="float" office:value="6" calcext:value-type="float">
            <text:p>6</text:p>
          </table:table-cell>
          <table:table-cell/>
          <table:table-cell table:formula="of:=[.B16] * [.$F$3]" office:value-type="float" office:value="0.5" calcext:value-type="float">
            <text:p>0.5</text:p>
          </table:table-cell>
          <table:table-cell table:formula="of:=[.D16] /[.$C$5]" office:value-type="float" office:value="409.6" calcext:value-type="float">
            <text:p>409.6</text:p>
          </table:table-cell>
          <table:table-cell table:number-columns-repeated="2"/>
          <table:table-cell table:formula="of:=[.B16] * [.$I$5]" office:value-type="float" office:value="409.6" calcext:value-type="float">
            <text:p>409.6</text:p>
          </table:table-cell>
          <table:table-cell table:formula="of:=[.H16] + [.$I$3]" office:value-type="float" office:value="819.2" calcext:value-type="float">
            <text:p>819.2</text:p>
          </table:table-cell>
          <table:table-cell table:formula="of:=[.I16] * [.$C$5]" office:value-type="float" office:value="1" calcext:value-type="float">
            <text:p>1</text:p>
          </table:table-cell>
          <table:table-cell/>
          <table:table-cell table:formula="of:=ROUND([.I16])" office:value-type="float" office:value="819" calcext:value-type="float">
            <text:p>819</text:p>
          </table:table-cell>
          <table:table-cell table:number-columns-repeated="2"/>
          <table:table-cell office:value-type="float" office:value="1.028" calcext:value-type="float">
            <text:p>1.028</text:p>
          </table:table-cell>
          <table:table-cell table:formula="of:=[.O17]-[.O16]" office:value-type="float" office:value="0.0780000000000001" calcext:value-type="float">
            <text:p>0.078</text:p>
          </table:table-cell>
          <table:table-cell table:formula="of:=[.J16]-[.O16]" office:value-type="float" office:value="-0.028" calcext:value-type="float">
            <text:p>-0.0280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A17]-[.$C$7]" office:value-type="float" office:value="7" calcext:value-type="float">
            <text:p>7</text:p>
          </table:table-cell>
          <table:table-cell/>
          <table:table-cell table:formula="of:=[.B17] * [.$F$3]" office:value-type="float" office:value="0.583333333333333" calcext:value-type="float">
            <text:p>0.5833333333</text:p>
          </table:table-cell>
          <table:table-cell table:formula="of:=[.D17] /[.$C$5]" office:value-type="float" office:value="477.866666666667" calcext:value-type="float">
            <text:p>477.8666666667</text:p>
          </table:table-cell>
          <table:table-cell table:number-columns-repeated="2"/>
          <table:table-cell table:formula="of:=[.B17] * [.$I$5]" office:value-type="float" office:value="477.866666666667" calcext:value-type="float">
            <text:p>477.8666666667</text:p>
          </table:table-cell>
          <table:table-cell table:formula="of:=[.H17] + [.$I$3]" office:value-type="float" office:value="887.466666666667" calcext:value-type="float">
            <text:p>887.4666666667</text:p>
          </table:table-cell>
          <table:table-cell table:formula="of:=[.I17] * [.$C$5]" office:value-type="float" office:value="1.08333333333333" calcext:value-type="float">
            <text:p>1.0833333333</text:p>
          </table:table-cell>
          <table:table-cell/>
          <table:table-cell table:formula="of:=ROUND([.I17])" office:value-type="float" office:value="887" calcext:value-type="float">
            <text:p>887</text:p>
          </table:table-cell>
          <table:table-cell table:number-columns-repeated="2"/>
          <table:table-cell office:value-type="float" office:value="1.106" calcext:value-type="float">
            <text:p>1.106</text:p>
          </table:table-cell>
          <table:table-cell table:formula="of:=[.O18]-[.O17]" office:value-type="float" office:value="0.0919999999999999" calcext:value-type="float">
            <text:p>0.092</text:p>
          </table:table-cell>
          <table:table-cell table:formula="of:=[.J17]-[.O17]" office:value-type="float" office:value="-0.0226666666666666" calcext:value-type="float">
            <text:p>-0.02266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A18]-[.$C$7]" office:value-type="float" office:value="8" calcext:value-type="float">
            <text:p>8</text:p>
          </table:table-cell>
          <table:table-cell/>
          <table:table-cell table:formula="of:=[.B18] * [.$F$3]" office:value-type="float" office:value="0.666666666666667" calcext:value-type="float">
            <text:p>0.6666666667</text:p>
          </table:table-cell>
          <table:table-cell table:formula="of:=[.D18] /[.$C$5]" office:value-type="float" office:value="546.133333333333" calcext:value-type="float">
            <text:p>546.1333333333</text:p>
          </table:table-cell>
          <table:table-cell table:number-columns-repeated="2"/>
          <table:table-cell table:formula="of:=[.B18] * [.$I$5]" office:value-type="float" office:value="546.133333333333" calcext:value-type="float">
            <text:p>546.1333333333</text:p>
          </table:table-cell>
          <table:table-cell table:formula="of:=[.H18] + [.$I$3]" office:value-type="float" office:value="955.733333333333" calcext:value-type="float">
            <text:p>955.7333333333</text:p>
          </table:table-cell>
          <table:table-cell table:formula="of:=[.I18] * [.$C$5]" office:value-type="float" office:value="1.16666666666667" calcext:value-type="float">
            <text:p>1.1666666667</text:p>
          </table:table-cell>
          <table:table-cell/>
          <table:table-cell table:formula="of:=ROUND([.I18])" office:value-type="float" office:value="956" calcext:value-type="float">
            <text:p>956</text:p>
          </table:table-cell>
          <table:table-cell table:number-columns-repeated="2"/>
          <table:table-cell office:value-type="float" office:value="1.198" calcext:value-type="float">
            <text:p>1.198</text:p>
          </table:table-cell>
          <table:table-cell table:formula="of:=[.O19]-[.O18]" office:value-type="float" office:value="0.0790000000000002" calcext:value-type="float">
            <text:p>0.079</text:p>
          </table:table-cell>
          <table:table-cell table:formula="of:=[.J18]-[.O18]" office:value-type="float" office:value="-0.0313333333333332" calcext:value-type="float">
            <text:p>-0.03133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19]-[.$C$7]" office:value-type="float" office:value="9" calcext:value-type="float">
            <text:p>9</text:p>
          </table:table-cell>
          <table:table-cell/>
          <table:table-cell table:formula="of:=[.B19] * [.$F$3]" office:value-type="float" office:value="0.75" calcext:value-type="float">
            <text:p>0.75</text:p>
          </table:table-cell>
          <table:table-cell table:formula="of:=[.D19] /[.$C$5]" office:value-type="float" office:value="614.4" calcext:value-type="float">
            <text:p>614.4</text:p>
          </table:table-cell>
          <table:table-cell table:number-columns-repeated="2"/>
          <table:table-cell table:formula="of:=[.B19] * [.$I$5]" office:value-type="float" office:value="614.4" calcext:value-type="float">
            <text:p>614.4</text:p>
          </table:table-cell>
          <table:table-cell table:formula="of:=[.H19] + [.$I$3]" office:value-type="float" office:value="1024" calcext:value-type="float">
            <text:p>1024</text:p>
          </table:table-cell>
          <table:table-cell table:formula="of:=[.I19] * [.$C$5]" office:value-type="float" office:value="1.25" calcext:value-type="float">
            <text:p>1.25</text:p>
          </table:table-cell>
          <table:table-cell/>
          <table:table-cell table:formula="of:=ROUND([.I19])" office:value-type="float" office:value="1024" calcext:value-type="float">
            <text:p>1024</text:p>
          </table:table-cell>
          <table:table-cell table:number-columns-repeated="2"/>
          <table:table-cell office:value-type="float" office:value="1.277" calcext:value-type="float">
            <text:p>1.277</text:p>
          </table:table-cell>
          <table:table-cell table:formula="of:=[.O20]-[.O19]" office:value-type="float" office:value="0.093" calcext:value-type="float">
            <text:p>0.093</text:p>
          </table:table-cell>
          <table:table-cell table:formula="of:=[.J19]-[.O19]" office:value-type="float" office:value="-0.0270000000000001" calcext:value-type="float">
            <text:p>-0.0270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A20]-[.$C$7]" office:value-type="float" office:value="10" calcext:value-type="float">
            <text:p>10</text:p>
          </table:table-cell>
          <table:table-cell/>
          <table:table-cell table:formula="of:=[.B20] * [.$F$3]" office:value-type="float" office:value="0.833333333333333" calcext:value-type="float">
            <text:p>0.8333333333</text:p>
          </table:table-cell>
          <table:table-cell table:formula="of:=[.D20] /[.$C$5]" office:value-type="float" office:value="682.666666666667" calcext:value-type="float">
            <text:p>682.6666666667</text:p>
          </table:table-cell>
          <table:table-cell table:number-columns-repeated="2"/>
          <table:table-cell table:formula="of:=[.B20] * [.$I$5]" office:value-type="float" office:value="682.666666666667" calcext:value-type="float">
            <text:p>682.6666666667</text:p>
          </table:table-cell>
          <table:table-cell table:formula="of:=[.H20] + [.$I$3]" office:value-type="float" office:value="1092.26666666667" calcext:value-type="float">
            <text:p>1092.2666666667</text:p>
          </table:table-cell>
          <table:table-cell table:formula="of:=[.I20] * [.$C$5]" office:value-type="float" office:value="1.33333333333333" calcext:value-type="float">
            <text:p>1.3333333333</text:p>
          </table:table-cell>
          <table:table-cell/>
          <table:table-cell table:formula="of:=ROUND([.I20])" office:value-type="float" office:value="1092" calcext:value-type="float">
            <text:p>1092</text:p>
          </table:table-cell>
          <table:table-cell table:number-columns-repeated="2"/>
          <table:table-cell office:value-type="float" office:value="1.37" calcext:value-type="float">
            <text:p>1.37</text:p>
          </table:table-cell>
          <table:table-cell table:formula="of:=[.O21]-[.O20]" office:value-type="float" office:value="0.079" calcext:value-type="float">
            <text:p>0.079</text:p>
          </table:table-cell>
          <table:table-cell table:formula="of:=[.J20]-[.O20]" office:value-type="float" office:value="-0.0366666666666668" calcext:value-type="float">
            <text:p>-0.03666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A21]-[.$C$7]" office:value-type="float" office:value="11" calcext:value-type="float">
            <text:p>11</text:p>
          </table:table-cell>
          <table:table-cell/>
          <table:table-cell table:formula="of:=[.B21] * [.$F$3]" office:value-type="float" office:value="0.916666666666667" calcext:value-type="float">
            <text:p>0.9166666667</text:p>
          </table:table-cell>
          <table:table-cell table:formula="of:=[.D21] /[.$C$5]" office:value-type="float" office:value="750.933333333333" calcext:value-type="float">
            <text:p>750.9333333333</text:p>
          </table:table-cell>
          <table:table-cell table:number-columns-repeated="2"/>
          <table:table-cell table:formula="of:=[.B21] * [.$I$5]" office:value-type="float" office:value="750.933333333333" calcext:value-type="float">
            <text:p>750.9333333333</text:p>
          </table:table-cell>
          <table:table-cell table:formula="of:=[.H21] + [.$I$3]" office:value-type="float" office:value="1160.53333333333" calcext:value-type="float">
            <text:p>1160.5333333333</text:p>
          </table:table-cell>
          <table:table-cell table:formula="of:=[.I21] * [.$C$5]" office:value-type="float" office:value="1.41666666666667" calcext:value-type="float">
            <text:p>1.4166666667</text:p>
          </table:table-cell>
          <table:table-cell/>
          <table:table-cell table:formula="of:=ROUND([.I21])" office:value-type="float" office:value="1161" calcext:value-type="float">
            <text:p>1161</text:p>
          </table:table-cell>
          <table:table-cell table:number-columns-repeated="2"/>
          <table:table-cell office:value-type="float" office:value="1.449" calcext:value-type="float">
            <text:p>1.449</text:p>
          </table:table-cell>
          <table:table-cell table:formula="of:=[.O22]-[.O21]" office:value-type="float" office:value="0.089" calcext:value-type="float">
            <text:p>0.089</text:p>
          </table:table-cell>
          <table:table-cell table:formula="of:=[.J21]-[.O21]" office:value-type="float" office:value="-0.0323333333333335" calcext:value-type="float">
            <text:p>-0.03233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22]-[.$C$7]" office:value-type="float" office:value="12" calcext:value-type="float">
            <text:p>12</text:p>
          </table:table-cell>
          <table:table-cell/>
          <table:table-cell table:formula="of:=[.B22] * [.$F$3]" office:value-type="float" office:value="1" calcext:value-type="float">
            <text:p>1</text:p>
          </table:table-cell>
          <table:table-cell table:formula="of:=[.D22] /[.$C$5]" office:value-type="float" office:value="819.2" calcext:value-type="float">
            <text:p>819.2</text:p>
          </table:table-cell>
          <table:table-cell table:number-columns-repeated="2"/>
          <table:table-cell table:formula="of:=[.B22] * [.$I$5]" office:value-type="float" office:value="819.2" calcext:value-type="float">
            <text:p>819.2</text:p>
          </table:table-cell>
          <table:table-cell table:formula="of:=[.H22] + [.$I$3]" office:value-type="float" office:value="1228.8" calcext:value-type="float">
            <text:p>1228.8</text:p>
          </table:table-cell>
          <table:table-cell table:formula="of:=[.I22] * [.$C$5]" office:value-type="float" office:value="1.5" calcext:value-type="float">
            <text:p>1.5</text:p>
          </table:table-cell>
          <table:table-cell/>
          <table:table-cell table:formula="of:=ROUND([.I22])" office:value-type="float" office:value="1229" calcext:value-type="float">
            <text:p>1229</text:p>
          </table:table-cell>
          <table:table-cell table:number-columns-repeated="2"/>
          <table:table-cell office:value-type="float" office:value="1.538" calcext:value-type="float">
            <text:p>1.538</text:p>
          </table:table-cell>
          <table:table-cell table:formula="of:=[.O23]-[.O22]" office:value-type="float" office:value="0.081" calcext:value-type="float">
            <text:p>0.081</text:p>
          </table:table-cell>
          <table:table-cell table:formula="of:=[.J22]-[.O22]" office:value-type="float" office:value="-0.0379999999999998" calcext:value-type="float">
            <text:p>-0.038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A23]-[.$C$7]" office:value-type="float" office:value="13" calcext:value-type="float">
            <text:p>13</text:p>
          </table:table-cell>
          <table:table-cell/>
          <table:table-cell table:formula="of:=[.B23] * [.$F$3]" office:value-type="float" office:value="1.08333333333333" calcext:value-type="float">
            <text:p>1.0833333333</text:p>
          </table:table-cell>
          <table:table-cell table:formula="of:=[.D23] /[.$C$5]" office:value-type="float" office:value="887.466666666667" calcext:value-type="float">
            <text:p>887.4666666667</text:p>
          </table:table-cell>
          <table:table-cell table:number-columns-repeated="2"/>
          <table:table-cell table:formula="of:=[.B23] * [.$I$5]" office:value-type="float" office:value="887.466666666667" calcext:value-type="float">
            <text:p>887.4666666667</text:p>
          </table:table-cell>
          <table:table-cell table:formula="of:=[.H23] + [.$I$3]" office:value-type="float" office:value="1297.06666666667" calcext:value-type="float">
            <text:p>1297.0666666667</text:p>
          </table:table-cell>
          <table:table-cell table:formula="of:=[.I23] * [.$C$5]" office:value-type="float" office:value="1.58333333333333" calcext:value-type="float">
            <text:p>1.5833333333</text:p>
          </table:table-cell>
          <table:table-cell/>
          <table:table-cell table:formula="of:=ROUND([.I23])" office:value-type="float" office:value="1297" calcext:value-type="float">
            <text:p>1297</text:p>
          </table:table-cell>
          <table:table-cell table:number-columns-repeated="2"/>
          <table:table-cell office:value-type="float" office:value="1.619" calcext:value-type="float">
            <text:p>1.619</text:p>
          </table:table-cell>
          <table:table-cell table:formula="of:=[.O24]-[.O23]" office:value-type="float" office:value="0.0879999999999999" calcext:value-type="float">
            <text:p>0.088</text:p>
          </table:table-cell>
          <table:table-cell table:formula="of:=[.J23]-[.O23]" office:value-type="float" office:value="-0.0356666666666667" calcext:value-type="float">
            <text:p>-0.03566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24]-[.$C$7]" office:value-type="float" office:value="14" calcext:value-type="float">
            <text:p>14</text:p>
          </table:table-cell>
          <table:table-cell/>
          <table:table-cell table:formula="of:=[.B24] * [.$F$3]" office:value-type="float" office:value="1.16666666666667" calcext:value-type="float">
            <text:p>1.1666666667</text:p>
          </table:table-cell>
          <table:table-cell table:formula="of:=[.D24] /[.$C$5]" office:value-type="float" office:value="955.733333333333" calcext:value-type="float">
            <text:p>955.7333333333</text:p>
          </table:table-cell>
          <table:table-cell table:number-columns-repeated="2"/>
          <table:table-cell table:formula="of:=[.B24] * [.$I$5]" office:value-type="float" office:value="955.733333333333" calcext:value-type="float">
            <text:p>955.7333333333</text:p>
          </table:table-cell>
          <table:table-cell table:formula="of:=[.H24] + [.$I$3]" office:value-type="float" office:value="1365.33333333333" calcext:value-type="float">
            <text:p>1365.3333333333</text:p>
          </table:table-cell>
          <table:table-cell table:formula="of:=[.I24] * [.$C$5]" office:value-type="float" office:value="1.66666666666667" calcext:value-type="float">
            <text:p>1.6666666667</text:p>
          </table:table-cell>
          <table:table-cell/>
          <table:table-cell table:formula="of:=ROUND([.I24])" office:value-type="float" office:value="1365" calcext:value-type="float">
            <text:p>1365</text:p>
          </table:table-cell>
          <table:table-cell table:number-columns-repeated="2"/>
          <table:table-cell office:value-type="float" office:value="1.707" calcext:value-type="float">
            <text:p>1.707</text:p>
          </table:table-cell>
          <table:table-cell table:formula="of:=[.O25]-[.O24]" office:value-type="float" office:value="0.0830000000000002" calcext:value-type="float">
            <text:p>0.083</text:p>
          </table:table-cell>
          <table:table-cell table:formula="of:=[.J24]-[.O24]" office:value-type="float" office:value="-0.0403333333333329" calcext:value-type="float">
            <text:p>-0.04033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25]-[.$C$7]" office:value-type="float" office:value="15" calcext:value-type="float">
            <text:p>15</text:p>
          </table:table-cell>
          <table:table-cell/>
          <table:table-cell table:formula="of:=[.B25] * [.$F$3]" office:value-type="float" office:value="1.25" calcext:value-type="float">
            <text:p>1.25</text:p>
          </table:table-cell>
          <table:table-cell table:formula="of:=[.D25] /[.$C$5]" office:value-type="float" office:value="1024" calcext:value-type="float">
            <text:p>1024</text:p>
          </table:table-cell>
          <table:table-cell table:number-columns-repeated="2"/>
          <table:table-cell table:formula="of:=[.B25] * [.$I$5]" office:value-type="float" office:value="1024" calcext:value-type="float">
            <text:p>1024</text:p>
          </table:table-cell>
          <table:table-cell table:formula="of:=[.H25] + [.$I$3]" office:value-type="float" office:value="1433.6" calcext:value-type="float">
            <text:p>1433.6</text:p>
          </table:table-cell>
          <table:table-cell table:formula="of:=[.I25] * [.$C$5]" office:value-type="float" office:value="1.75" calcext:value-type="float">
            <text:p>1.75</text:p>
          </table:table-cell>
          <table:table-cell/>
          <table:table-cell table:formula="of:=ROUND([.I25])" office:value-type="float" office:value="1434" calcext:value-type="float">
            <text:p>1434</text:p>
          </table:table-cell>
          <table:table-cell table:number-columns-repeated="2"/>
          <table:table-cell office:value-type="float" office:value="1.79" calcext:value-type="float">
            <text:p>1.79</text:p>
          </table:table-cell>
          <table:table-cell table:formula="of:=[.O26]-[.O25]" office:value-type="float" office:value="0.0859999999999999" calcext:value-type="float">
            <text:p>0.086</text:p>
          </table:table-cell>
          <table:table-cell table:formula="of:=[.J25]-[.O25]" office:value-type="float" office:value="-0.04" calcext:value-type="float">
            <text:p>-0.0400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26]-[.$C$7]" office:value-type="float" office:value="16" calcext:value-type="float">
            <text:p>16</text:p>
          </table:table-cell>
          <table:table-cell/>
          <table:table-cell table:formula="of:=[.B26] * [.$F$3]" office:value-type="float" office:value="1.33333333333333" calcext:value-type="float">
            <text:p>1.3333333333</text:p>
          </table:table-cell>
          <table:table-cell table:formula="of:=[.D26] /[.$C$5]" office:value-type="float" office:value="1092.26666666667" calcext:value-type="float">
            <text:p>1092.2666666667</text:p>
          </table:table-cell>
          <table:table-cell table:number-columns-repeated="2"/>
          <table:table-cell table:formula="of:=[.B26] * [.$I$5]" office:value-type="float" office:value="1092.26666666667" calcext:value-type="float">
            <text:p>1092.2666666667</text:p>
          </table:table-cell>
          <table:table-cell table:formula="of:=[.H26] + [.$I$3]" office:value-type="float" office:value="1501.86666666667" calcext:value-type="float">
            <text:p>1501.8666666667</text:p>
          </table:table-cell>
          <table:table-cell table:formula="of:=[.I26] * [.$C$5]" office:value-type="float" office:value="1.83333333333333" calcext:value-type="float">
            <text:p>1.8333333333</text:p>
          </table:table-cell>
          <table:table-cell/>
          <table:table-cell table:formula="of:=ROUND([.I26])" office:value-type="float" office:value="1502" calcext:value-type="float">
            <text:p>1502</text:p>
          </table:table-cell>
          <table:table-cell table:number-columns-repeated="2"/>
          <table:table-cell office:value-type="float" office:value="1.876" calcext:value-type="float">
            <text:p>1.876</text:p>
          </table:table-cell>
          <table:table-cell table:formula="of:=[.O27]-[.O26]" office:value-type="float" office:value="0.0840000000000001" calcext:value-type="float">
            <text:p>0.084</text:p>
          </table:table-cell>
          <table:table-cell table:formula="of:=[.J26]-[.O26]" office:value-type="float" office:value="-0.0426666666666664" calcext:value-type="float">
            <text:p>-0.04266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27]-[.$C$7]" office:value-type="float" office:value="17" calcext:value-type="float">
            <text:p>17</text:p>
          </table:table-cell>
          <table:table-cell/>
          <table:table-cell table:formula="of:=[.B27] * [.$F$3]" office:value-type="float" office:value="1.41666666666667" calcext:value-type="float">
            <text:p>1.4166666667</text:p>
          </table:table-cell>
          <table:table-cell table:formula="of:=[.D27] /[.$C$5]" office:value-type="float" office:value="1160.53333333333" calcext:value-type="float">
            <text:p>1160.5333333333</text:p>
          </table:table-cell>
          <table:table-cell table:number-columns-repeated="2"/>
          <table:table-cell table:formula="of:=[.B27] * [.$I$5]" office:value-type="float" office:value="1160.53333333333" calcext:value-type="float">
            <text:p>1160.5333333333</text:p>
          </table:table-cell>
          <table:table-cell table:formula="of:=[.H27] + [.$I$3]" office:value-type="float" office:value="1570.13333333333" calcext:value-type="float">
            <text:p>1570.1333333333</text:p>
          </table:table-cell>
          <table:table-cell table:formula="of:=[.I27] * [.$C$5]" office:value-type="float" office:value="1.91666666666667" calcext:value-type="float">
            <text:p>1.9166666667</text:p>
          </table:table-cell>
          <table:table-cell/>
          <table:table-cell table:formula="of:=ROUND([.I27])" office:value-type="float" office:value="1570" calcext:value-type="float">
            <text:p>1570</text:p>
          </table:table-cell>
          <table:table-cell table:number-columns-repeated="2"/>
          <table:table-cell office:value-type="float" office:value="1.96" calcext:value-type="float">
            <text:p>1.96</text:p>
          </table:table-cell>
          <table:table-cell table:formula="of:=[.O28]-[.O27]" office:value-type="float" office:value="0.0840000000000001" calcext:value-type="float">
            <text:p>0.084</text:p>
          </table:table-cell>
          <table:table-cell table:formula="of:=[.J27]-[.O27]" office:value-type="float" office:value="-0.0433333333333334" calcext:value-type="float">
            <text:p>-0.04333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28]-[.$C$7]" office:value-type="float" office:value="18" calcext:value-type="float">
            <text:p>18</text:p>
          </table:table-cell>
          <table:table-cell/>
          <table:table-cell table:formula="of:=[.B28] * [.$F$3]" office:value-type="float" office:value="1.5" calcext:value-type="float">
            <text:p>1.5</text:p>
          </table:table-cell>
          <table:table-cell table:formula="of:=[.D28] /[.$C$5]" office:value-type="float" office:value="1228.8" calcext:value-type="float">
            <text:p>1228.8</text:p>
          </table:table-cell>
          <table:table-cell table:number-columns-repeated="2"/>
          <table:table-cell table:formula="of:=[.B28] * [.$I$5]" office:value-type="float" office:value="1228.8" calcext:value-type="float">
            <text:p>1228.8</text:p>
          </table:table-cell>
          <table:table-cell table:formula="of:=[.H28] + [.$I$3]" office:value-type="float" office:value="1638.4" calcext:value-type="float">
            <text:p>1638.4</text:p>
          </table:table-cell>
          <table:table-cell table:formula="of:=[.I28] * [.$C$5]" office:value-type="float" office:value="2" calcext:value-type="float">
            <text:p>2</text:p>
          </table:table-cell>
          <table:table-cell/>
          <table:table-cell table:formula="of:=ROUND([.I28])" office:value-type="float" office:value="1638" calcext:value-type="float">
            <text:p>1638</text:p>
          </table:table-cell>
          <table:table-cell table:number-columns-repeated="2"/>
          <table:table-cell office:value-type="float" office:value="2.044" calcext:value-type="float">
            <text:p>2.044</text:p>
          </table:table-cell>
          <table:table-cell table:formula="of:=[.O29]-[.O28]" office:value-type="float" office:value="0.0870000000000002" calcext:value-type="float">
            <text:p>0.087</text:p>
          </table:table-cell>
          <table:table-cell table:formula="of:=[.J28]-[.O28]" office:value-type="float" office:value="-0.044" calcext:value-type="float">
            <text:p>-0.0440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29]-[.$C$7]" office:value-type="float" office:value="19" calcext:value-type="float">
            <text:p>19</text:p>
          </table:table-cell>
          <table:table-cell/>
          <table:table-cell table:formula="of:=[.B29] * [.$F$3]" office:value-type="float" office:value="1.58333333333333" calcext:value-type="float">
            <text:p>1.5833333333</text:p>
          </table:table-cell>
          <table:table-cell table:formula="of:=[.D29] /[.$C$5]" office:value-type="float" office:value="1297.06666666667" calcext:value-type="float">
            <text:p>1297.0666666667</text:p>
          </table:table-cell>
          <table:table-cell table:number-columns-repeated="2"/>
          <table:table-cell table:formula="of:=[.B29] * [.$I$5]" office:value-type="float" office:value="1297.06666666667" calcext:value-type="float">
            <text:p>1297.0666666667</text:p>
          </table:table-cell>
          <table:table-cell table:formula="of:=[.H29] + [.$I$3]" office:value-type="float" office:value="1706.66666666667" calcext:value-type="float">
            <text:p>1706.6666666667</text:p>
          </table:table-cell>
          <table:table-cell table:formula="of:=[.I29] * [.$C$5]" office:value-type="float" office:value="2.08333333333333" calcext:value-type="float">
            <text:p>2.0833333333</text:p>
          </table:table-cell>
          <table:table-cell/>
          <table:table-cell table:formula="of:=ROUND([.I29])" office:value-type="float" office:value="1707" calcext:value-type="float">
            <text:p>1707</text:p>
          </table:table-cell>
          <table:table-cell table:number-columns-repeated="2"/>
          <table:table-cell office:value-type="float" office:value="2.131" calcext:value-type="float">
            <text:p>2.131</text:p>
          </table:table-cell>
          <table:table-cell table:formula="of:=[.O30]-[.O29]" office:value-type="float" office:value="0.0819999999999999" calcext:value-type="float">
            <text:p>0.082</text:p>
          </table:table-cell>
          <table:table-cell table:formula="of:=[.J29]-[.O29]" office:value-type="float" office:value="-0.0476666666666672" calcext:value-type="float">
            <text:p>-0.04766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30]-[.$C$7]" office:value-type="float" office:value="20" calcext:value-type="float">
            <text:p>20</text:p>
          </table:table-cell>
          <table:table-cell/>
          <table:table-cell table:formula="of:=[.B30] * [.$F$3]" office:value-type="float" office:value="1.66666666666667" calcext:value-type="float">
            <text:p>1.6666666667</text:p>
          </table:table-cell>
          <table:table-cell table:formula="of:=[.D30] /[.$C$5]" office:value-type="float" office:value="1365.33333333333" calcext:value-type="float">
            <text:p>1365.3333333333</text:p>
          </table:table-cell>
          <table:table-cell table:number-columns-repeated="2"/>
          <table:table-cell table:formula="of:=[.B30] * [.$I$5]" office:value-type="float" office:value="1365.33333333333" calcext:value-type="float">
            <text:p>1365.3333333333</text:p>
          </table:table-cell>
          <table:table-cell table:formula="of:=[.H30] + [.$I$3]" office:value-type="float" office:value="1774.93333333333" calcext:value-type="float">
            <text:p>1774.9333333333</text:p>
          </table:table-cell>
          <table:table-cell table:formula="of:=[.I30] * [.$C$5]" office:value-type="float" office:value="2.16666666666667" calcext:value-type="float">
            <text:p>2.1666666667</text:p>
          </table:table-cell>
          <table:table-cell/>
          <table:table-cell table:formula="of:=ROUND([.I30])" office:value-type="float" office:value="1775" calcext:value-type="float">
            <text:p>1775</text:p>
          </table:table-cell>
          <table:table-cell table:number-columns-repeated="2"/>
          <table:table-cell office:value-type="float" office:value="2.213" calcext:value-type="float">
            <text:p>2.213</text:p>
          </table:table-cell>
          <table:table-cell table:formula="of:=[.O31]-[.O30]" office:value-type="float" office:value="0.0880000000000001" calcext:value-type="float">
            <text:p>0.088</text:p>
          </table:table-cell>
          <table:table-cell table:formula="of:=[.J30]-[.O30]" office:value-type="float" office:value="-0.0463333333333331" calcext:value-type="float">
            <text:p>-0.04633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31]-[.$C$7]" office:value-type="float" office:value="21" calcext:value-type="float">
            <text:p>21</text:p>
          </table:table-cell>
          <table:table-cell/>
          <table:table-cell table:formula="of:=[.B31] * [.$F$3]" office:value-type="float" office:value="1.75" calcext:value-type="float">
            <text:p>1.75</text:p>
          </table:table-cell>
          <table:table-cell table:formula="of:=[.D31] /[.$C$5]" office:value-type="float" office:value="1433.6" calcext:value-type="float">
            <text:p>1433.6</text:p>
          </table:table-cell>
          <table:table-cell table:number-columns-repeated="2"/>
          <table:table-cell table:formula="of:=[.B31] * [.$I$5]" office:value-type="float" office:value="1433.6" calcext:value-type="float">
            <text:p>1433.6</text:p>
          </table:table-cell>
          <table:table-cell table:formula="of:=[.H31] + [.$I$3]" office:value-type="float" office:value="1843.2" calcext:value-type="float">
            <text:p>1843.2</text:p>
          </table:table-cell>
          <table:table-cell table:formula="of:=[.I31] * [.$C$5]" office:value-type="float" office:value="2.25" calcext:value-type="float">
            <text:p>2.25</text:p>
          </table:table-cell>
          <table:table-cell/>
          <table:table-cell table:formula="of:=ROUND([.I31])" office:value-type="float" office:value="1843" calcext:value-type="float">
            <text:p>1843</text:p>
          </table:table-cell>
          <table:table-cell table:number-columns-repeated="2"/>
          <table:table-cell office:value-type="float" office:value="2.301" calcext:value-type="float">
            <text:p>2.301</text:p>
          </table:table-cell>
          <table:table-cell table:formula="of:=[.O32]-[.O31]" office:value-type="float" office:value="0.081" calcext:value-type="float">
            <text:p>0.081</text:p>
          </table:table-cell>
          <table:table-cell table:formula="of:=[.J31]-[.O31]" office:value-type="float" office:value="-0.0510000000000002" calcext:value-type="float">
            <text:p>-0.0510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A32]-[.$C$7]" office:value-type="float" office:value="22" calcext:value-type="float">
            <text:p>22</text:p>
          </table:table-cell>
          <table:table-cell/>
          <table:table-cell table:formula="of:=[.B32] * [.$F$3]" office:value-type="float" office:value="1.83333333333333" calcext:value-type="float">
            <text:p>1.8333333333</text:p>
          </table:table-cell>
          <table:table-cell table:formula="of:=[.D32] /[.$C$5]" office:value-type="float" office:value="1501.86666666667" calcext:value-type="float">
            <text:p>1501.8666666667</text:p>
          </table:table-cell>
          <table:table-cell table:number-columns-repeated="2"/>
          <table:table-cell table:formula="of:=[.B32] * [.$I$5]" office:value-type="float" office:value="1501.86666666667" calcext:value-type="float">
            <text:p>1501.8666666667</text:p>
          </table:table-cell>
          <table:table-cell table:formula="of:=[.H32] + [.$I$3]" office:value-type="float" office:value="1911.46666666667" calcext:value-type="float">
            <text:p>1911.4666666667</text:p>
          </table:table-cell>
          <table:table-cell table:formula="of:=[.I32] * [.$C$5]" office:value-type="float" office:value="2.33333333333333" calcext:value-type="float">
            <text:p>2.3333333333</text:p>
          </table:table-cell>
          <table:table-cell/>
          <table:table-cell table:formula="of:=ROUND([.I32])" office:value-type="float" office:value="1911" calcext:value-type="float">
            <text:p>1911</text:p>
          </table:table-cell>
          <table:table-cell table:number-columns-repeated="2"/>
          <table:table-cell office:value-type="float" office:value="2.382" calcext:value-type="float">
            <text:p>2.382</text:p>
          </table:table-cell>
          <table:table-cell table:formula="of:=[.O33]-[.O32]" office:value-type="float" office:value="0.093" calcext:value-type="float">
            <text:p>0.093</text:p>
          </table:table-cell>
          <table:table-cell table:formula="of:=[.J32]-[.O32]" office:value-type="float" office:value="-0.0486666666666666" calcext:value-type="float">
            <text:p>-0.04866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33]-[.$C$7]" office:value-type="float" office:value="23" calcext:value-type="float">
            <text:p>23</text:p>
          </table:table-cell>
          <table:table-cell/>
          <table:table-cell table:formula="of:=[.B33] * [.$F$3]" office:value-type="float" office:value="1.91666666666667" calcext:value-type="float">
            <text:p>1.9166666667</text:p>
          </table:table-cell>
          <table:table-cell table:formula="of:=[.D33] /[.$C$5]" office:value-type="float" office:value="1570.13333333333" calcext:value-type="float">
            <text:p>1570.1333333333</text:p>
          </table:table-cell>
          <table:table-cell table:number-columns-repeated="2"/>
          <table:table-cell table:formula="of:=[.B33] * [.$I$5]" office:value-type="float" office:value="1570.13333333333" calcext:value-type="float">
            <text:p>1570.1333333333</text:p>
          </table:table-cell>
          <table:table-cell table:formula="of:=[.H33] + [.$I$3]" office:value-type="float" office:value="1979.73333333333" calcext:value-type="float">
            <text:p>1979.7333333333</text:p>
          </table:table-cell>
          <table:table-cell table:formula="of:=[.I33] * [.$C$5]" office:value-type="float" office:value="2.41666666666667" calcext:value-type="float">
            <text:p>2.4166666667</text:p>
          </table:table-cell>
          <table:table-cell/>
          <table:table-cell table:formula="of:=ROUND([.I33])" office:value-type="float" office:value="1980" calcext:value-type="float">
            <text:p>1980</text:p>
          </table:table-cell>
          <table:table-cell table:number-columns-repeated="2"/>
          <table:table-cell office:value-type="float" office:value="2.475" calcext:value-type="float">
            <text:p>2.475</text:p>
          </table:table-cell>
          <table:table-cell table:formula="of:=[.O34]-[.O33]" office:value-type="float" office:value="0.077" calcext:value-type="float">
            <text:p>0.077</text:p>
          </table:table-cell>
          <table:table-cell table:formula="of:=[.J33]-[.O33]" office:value-type="float" office:value="-0.0583333333333336" calcext:value-type="float">
            <text:p>-0.058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34]-[.$C$7]" office:value-type="float" office:value="24" calcext:value-type="float">
            <text:p>24</text:p>
          </table:table-cell>
          <table:table-cell/>
          <table:table-cell table:formula="of:=[.B34] * [.$F$3]" office:value-type="float" office:value="2" calcext:value-type="float">
            <text:p>2</text:p>
          </table:table-cell>
          <table:table-cell table:formula="of:=[.D34] /[.$C$5]" office:value-type="float" office:value="1638.4" calcext:value-type="float">
            <text:p>1638.4</text:p>
          </table:table-cell>
          <table:table-cell table:number-columns-repeated="2"/>
          <table:table-cell table:formula="of:=[.B34] * [.$I$5]" office:value-type="float" office:value="1638.4" calcext:value-type="float">
            <text:p>1638.4</text:p>
          </table:table-cell>
          <table:table-cell table:formula="of:=[.H34] + [.$I$3]" office:value-type="float" office:value="2048" calcext:value-type="float">
            <text:p>2048</text:p>
          </table:table-cell>
          <table:table-cell table:formula="of:=[.I34] * [.$C$5]" office:value-type="float" office:value="2.5" calcext:value-type="float">
            <text:p>2.5</text:p>
          </table:table-cell>
          <table:table-cell/>
          <table:table-cell table:formula="of:=ROUND([.I34])" office:value-type="float" office:value="2048" calcext:value-type="float">
            <text:p>2048</text:p>
          </table:table-cell>
          <table:table-cell table:number-columns-repeated="2"/>
          <table:table-cell office:value-type="float" office:value="2.552" calcext:value-type="float">
            <text:p>2.552</text:p>
          </table:table-cell>
          <table:table-cell table:formula="of:=[.O35]-[.O34]" office:value-type="float" office:value="0.089" calcext:value-type="float">
            <text:p>0.089</text:p>
          </table:table-cell>
          <table:table-cell table:formula="of:=[.J34]-[.O34]" office:value-type="float" office:value="-0.052" calcext:value-type="float">
            <text:p>-0.0520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[.A35]-[.$C$7]" office:value-type="float" office:value="25" calcext:value-type="float">
            <text:p>25</text:p>
          </table:table-cell>
          <table:table-cell/>
          <table:table-cell table:formula="of:=[.B35] * [.$F$3]" office:value-type="float" office:value="2.08333333333333" calcext:value-type="float">
            <text:p>2.0833333333</text:p>
          </table:table-cell>
          <table:table-cell table:formula="of:=[.D35] /[.$C$5]" office:value-type="float" office:value="1706.66666666667" calcext:value-type="float">
            <text:p>1706.6666666667</text:p>
          </table:table-cell>
          <table:table-cell table:number-columns-repeated="2"/>
          <table:table-cell table:formula="of:=[.B35] * [.$I$5]" office:value-type="float" office:value="1706.66666666667" calcext:value-type="float">
            <text:p>1706.6666666667</text:p>
          </table:table-cell>
          <table:table-cell table:formula="of:=[.H35] + [.$I$3]" office:value-type="float" office:value="2116.26666666667" calcext:value-type="float">
            <text:p>2116.2666666667</text:p>
          </table:table-cell>
          <table:table-cell table:formula="of:=[.I35] * [.$C$5]" office:value-type="float" office:value="2.58333333333333" calcext:value-type="float">
            <text:p>2.5833333333</text:p>
          </table:table-cell>
          <table:table-cell/>
          <table:table-cell table:formula="of:=ROUND([.I35])" office:value-type="float" office:value="2116" calcext:value-type="float">
            <text:p>2116</text:p>
          </table:table-cell>
          <table:table-cell table:number-columns-repeated="2"/>
          <table:table-cell office:value-type="float" office:value="2.641" calcext:value-type="float">
            <text:p>2.641</text:p>
          </table:table-cell>
          <table:table-cell table:formula="of:=[.O36]-[.O35]" office:value-type="float" office:value="0.0800000000000001" calcext:value-type="float">
            <text:p>0.080</text:p>
          </table:table-cell>
          <table:table-cell table:formula="of:=[.J35]-[.O35]" office:value-type="float" office:value="-0.0576666666666665" calcext:value-type="float">
            <text:p>-0.05766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[.A36]-[.$C$7]" office:value-type="float" office:value="26" calcext:value-type="float">
            <text:p>26</text:p>
          </table:table-cell>
          <table:table-cell/>
          <table:table-cell table:formula="of:=[.B36] * [.$F$3]" office:value-type="float" office:value="2.16666666666667" calcext:value-type="float">
            <text:p>2.1666666667</text:p>
          </table:table-cell>
          <table:table-cell table:formula="of:=[.D36] /[.$C$5]" office:value-type="float" office:value="1774.93333333333" calcext:value-type="float">
            <text:p>1774.9333333333</text:p>
          </table:table-cell>
          <table:table-cell table:number-columns-repeated="2"/>
          <table:table-cell table:formula="of:=[.B36] * [.$I$5]" office:value-type="float" office:value="1774.93333333333" calcext:value-type="float">
            <text:p>1774.9333333333</text:p>
          </table:table-cell>
          <table:table-cell table:formula="of:=[.H36] + [.$I$3]" office:value-type="float" office:value="2184.53333333333" calcext:value-type="float">
            <text:p>2184.5333333333</text:p>
          </table:table-cell>
          <table:table-cell table:formula="of:=[.I36] * [.$C$5]" office:value-type="float" office:value="2.66666666666667" calcext:value-type="float">
            <text:p>2.6666666667</text:p>
          </table:table-cell>
          <table:table-cell/>
          <table:table-cell table:formula="of:=ROUND([.I36])" office:value-type="float" office:value="2185" calcext:value-type="float">
            <text:p>2185</text:p>
          </table:table-cell>
          <table:table-cell table:number-columns-repeated="2"/>
          <table:table-cell office:value-type="float" office:value="2.721" calcext:value-type="float">
            <text:p>2.721</text:p>
          </table:table-cell>
          <table:table-cell table:formula="of:=[.O37]-[.O36]" office:value-type="float" office:value="0.0880000000000001" calcext:value-type="float">
            <text:p>0.088</text:p>
          </table:table-cell>
          <table:table-cell table:formula="of:=[.J36]-[.O36]" office:value-type="float" office:value="-0.0543333333333336" calcext:value-type="float">
            <text:p>-0.0543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[.A37]-[.$C$7]" office:value-type="float" office:value="27" calcext:value-type="float">
            <text:p>27</text:p>
          </table:table-cell>
          <table:table-cell/>
          <table:table-cell table:formula="of:=[.B37] * [.$F$3]" office:value-type="float" office:value="2.25" calcext:value-type="float">
            <text:p>2.25</text:p>
          </table:table-cell>
          <table:table-cell table:formula="of:=[.D37] /[.$C$5]" office:value-type="float" office:value="1843.2" calcext:value-type="float">
            <text:p>1843.2</text:p>
          </table:table-cell>
          <table:table-cell table:number-columns-repeated="2"/>
          <table:table-cell table:formula="of:=[.B37] * [.$I$5]" office:value-type="float" office:value="1843.2" calcext:value-type="float">
            <text:p>1843.2</text:p>
          </table:table-cell>
          <table:table-cell table:formula="of:=[.H37] + [.$I$3]" office:value-type="float" office:value="2252.8" calcext:value-type="float">
            <text:p>2252.8</text:p>
          </table:table-cell>
          <table:table-cell table:formula="of:=[.I37] * [.$C$5]" office:value-type="float" office:value="2.75" calcext:value-type="float">
            <text:p>2.75</text:p>
          </table:table-cell>
          <table:table-cell/>
          <table:table-cell table:formula="of:=ROUND([.I37])" office:value-type="float" office:value="2253" calcext:value-type="float">
            <text:p>2253</text:p>
          </table:table-cell>
          <table:table-cell table:number-columns-repeated="2"/>
          <table:table-cell office:value-type="float" office:value="2.809" calcext:value-type="float">
            <text:p>2.809</text:p>
          </table:table-cell>
          <table:table-cell table:formula="of:=[.O38]-[.O37]" office:value-type="float" office:value="0.0800000000000001" calcext:value-type="float">
            <text:p>0.080</text:p>
          </table:table-cell>
          <table:table-cell table:formula="of:=[.J37]-[.O37]" office:value-type="float" office:value="-0.0590000000000002" calcext:value-type="float">
            <text:p>-0.0590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38]-[.$C$7]" office:value-type="float" office:value="28" calcext:value-type="float">
            <text:p>28</text:p>
          </table:table-cell>
          <table:table-cell/>
          <table:table-cell table:formula="of:=[.B38] * [.$F$3]" office:value-type="float" office:value="2.33333333333333" calcext:value-type="float">
            <text:p>2.3333333333</text:p>
          </table:table-cell>
          <table:table-cell table:formula="of:=[.D38] /[.$C$5]" office:value-type="float" office:value="1911.46666666667" calcext:value-type="float">
            <text:p>1911.4666666667</text:p>
          </table:table-cell>
          <table:table-cell table:number-columns-repeated="2"/>
          <table:table-cell table:formula="of:=[.B38] * [.$I$5]" office:value-type="float" office:value="1911.46666666667" calcext:value-type="float">
            <text:p>1911.4666666667</text:p>
          </table:table-cell>
          <table:table-cell table:formula="of:=[.H38] + [.$I$3]" office:value-type="float" office:value="2321.06666666667" calcext:value-type="float">
            <text:p>2321.0666666667</text:p>
          </table:table-cell>
          <table:table-cell table:formula="of:=[.I38] * [.$C$5]" office:value-type="float" office:value="2.83333333333333" calcext:value-type="float">
            <text:p>2.8333333333</text:p>
          </table:table-cell>
          <table:table-cell/>
          <table:table-cell table:formula="of:=ROUND([.I38])" office:value-type="float" office:value="2321" calcext:value-type="float">
            <text:p>2321</text:p>
          </table:table-cell>
          <table:table-cell table:number-columns-repeated="2"/>
          <table:table-cell office:value-type="float" office:value="2.889" calcext:value-type="float">
            <text:p>2.889</text:p>
          </table:table-cell>
          <table:table-cell table:formula="of:=[.O39]-[.O38]" office:value-type="float" office:value="0.0889999999999995" calcext:value-type="float">
            <text:p>0.089</text:p>
          </table:table-cell>
          <table:table-cell table:formula="of:=[.J38]-[.O38]" office:value-type="float" office:value="-0.0556666666666672" calcext:value-type="float">
            <text:p>-0.0556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39]-[.$C$7]" office:value-type="float" office:value="29" calcext:value-type="float">
            <text:p>29</text:p>
          </table:table-cell>
          <table:table-cell/>
          <table:table-cell table:formula="of:=[.B39] * [.$F$3]" office:value-type="float" office:value="2.41666666666667" calcext:value-type="float">
            <text:p>2.4166666667</text:p>
          </table:table-cell>
          <table:table-cell table:formula="of:=[.D39] /[.$C$5]" office:value-type="float" office:value="1979.73333333333" calcext:value-type="float">
            <text:p>1979.7333333333</text:p>
          </table:table-cell>
          <table:table-cell table:number-columns-repeated="2"/>
          <table:table-cell table:formula="of:=[.B39] * [.$I$5]" office:value-type="float" office:value="1979.73333333333" calcext:value-type="float">
            <text:p>1979.7333333333</text:p>
          </table:table-cell>
          <table:table-cell table:formula="of:=[.H39] + [.$I$3]" office:value-type="float" office:value="2389.33333333333" calcext:value-type="float">
            <text:p>2389.3333333333</text:p>
          </table:table-cell>
          <table:table-cell table:formula="of:=[.I39] * [.$C$5]" office:value-type="float" office:value="2.91666666666667" calcext:value-type="float">
            <text:p>2.9166666667</text:p>
          </table:table-cell>
          <table:table-cell/>
          <table:table-cell table:formula="of:=ROUND([.I39])" office:value-type="float" office:value="2389" calcext:value-type="float">
            <text:p>2389</text:p>
          </table:table-cell>
          <table:table-cell table:number-columns-repeated="2"/>
          <table:table-cell office:value-type="float" office:value="2.978" calcext:value-type="float">
            <text:p>2.978</text:p>
          </table:table-cell>
          <table:table-cell table:formula="of:=[.O40]-[.O39]" office:value-type="float" office:value="0.0830000000000002" calcext:value-type="float">
            <text:p>0.083</text:p>
          </table:table-cell>
          <table:table-cell table:formula="of:=[.J39]-[.O39]" office:value-type="float" office:value="-0.0613333333333328" calcext:value-type="float">
            <text:p>-0.06133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[.A40]-[.$C$7]" office:value-type="float" office:value="30" calcext:value-type="float">
            <text:p>30</text:p>
          </table:table-cell>
          <table:table-cell/>
          <table:table-cell table:formula="of:=[.B40] * [.$F$3]" office:value-type="float" office:value="2.5" calcext:value-type="float">
            <text:p>2.5</text:p>
          </table:table-cell>
          <table:table-cell table:formula="of:=[.D40] /[.$C$5]" office:value-type="float" office:value="2048" calcext:value-type="float">
            <text:p>2048</text:p>
          </table:table-cell>
          <table:table-cell table:number-columns-repeated="2"/>
          <table:table-cell table:formula="of:=[.B40] * [.$I$5]" office:value-type="float" office:value="2048" calcext:value-type="float">
            <text:p>2048</text:p>
          </table:table-cell>
          <table:table-cell table:formula="of:=[.H40] + [.$I$3]" office:value-type="float" office:value="2457.6" calcext:value-type="float">
            <text:p>2457.6</text:p>
          </table:table-cell>
          <table:table-cell table:formula="of:=[.I40] * [.$C$5]" office:value-type="float" office:value="3" calcext:value-type="float">
            <text:p>3</text:p>
          </table:table-cell>
          <table:table-cell/>
          <table:table-cell table:formula="of:=ROUND([.I40])" office:value-type="float" office:value="2458" calcext:value-type="float">
            <text:p>2458</text:p>
          </table:table-cell>
          <table:table-cell table:number-columns-repeated="2"/>
          <table:table-cell office:value-type="float" office:value="3.061" calcext:value-type="float">
            <text:p>3.061</text:p>
          </table:table-cell>
          <table:table-cell table:formula="of:=[.O41]-[.O40]" office:value-type="float" office:value="0.085" calcext:value-type="float">
            <text:p>0.085</text:p>
          </table:table-cell>
          <table:table-cell table:formula="of:=[.J40]-[.O40]" office:value-type="float" office:value="-0.0609999999999999" calcext:value-type="float">
            <text:p>-0.0610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[.A41]-[.$C$7]" office:value-type="float" office:value="31" calcext:value-type="float">
            <text:p>31</text:p>
          </table:table-cell>
          <table:table-cell/>
          <table:table-cell table:formula="of:=[.B41] * [.$F$3]" office:value-type="float" office:value="2.58333333333333" calcext:value-type="float">
            <text:p>2.5833333333</text:p>
          </table:table-cell>
          <table:table-cell table:formula="of:=[.D41] /[.$C$5]" office:value-type="float" office:value="2116.26666666667" calcext:value-type="float">
            <text:p>2116.2666666667</text:p>
          </table:table-cell>
          <table:table-cell table:number-columns-repeated="2"/>
          <table:table-cell table:formula="of:=[.B41] * [.$I$5]" office:value-type="float" office:value="2116.26666666667" calcext:value-type="float">
            <text:p>2116.2666666667</text:p>
          </table:table-cell>
          <table:table-cell table:formula="of:=[.H41] + [.$I$3]" office:value-type="float" office:value="2525.86666666667" calcext:value-type="float">
            <text:p>2525.8666666667</text:p>
          </table:table-cell>
          <table:table-cell table:formula="of:=[.I41] * [.$C$5]" office:value-type="float" office:value="3.08333333333333" calcext:value-type="float">
            <text:p>3.0833333333</text:p>
          </table:table-cell>
          <table:table-cell/>
          <table:table-cell table:formula="of:=ROUND([.I41])" office:value-type="float" office:value="2526" calcext:value-type="float">
            <text:p>2526</text:p>
          </table:table-cell>
          <table:table-cell table:number-columns-repeated="2"/>
          <table:table-cell office:value-type="float" office:value="3.146" calcext:value-type="float">
            <text:p>3.146</text:p>
          </table:table-cell>
          <table:table-cell table:formula="of:=[.O42]-[.O41]" office:value-type="float" office:value="0.085" calcext:value-type="float">
            <text:p>0.085</text:p>
          </table:table-cell>
          <table:table-cell table:formula="of:=[.J41]-[.O41]" office:value-type="float" office:value="-0.0626666666666669" calcext:value-type="float">
            <text:p>-0.062667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[.A42]-[.$C$7]" office:value-type="float" office:value="32" calcext:value-type="float">
            <text:p>32</text:p>
          </table:table-cell>
          <table:table-cell/>
          <table:table-cell table:formula="of:=[.B42] * [.$F$3]" office:value-type="float" office:value="2.66666666666667" calcext:value-type="float">
            <text:p>2.6666666667</text:p>
          </table:table-cell>
          <table:table-cell table:formula="of:=[.D42] /[.$C$5]" office:value-type="float" office:value="2184.53333333333" calcext:value-type="float">
            <text:p>2184.5333333333</text:p>
          </table:table-cell>
          <table:table-cell table:number-columns-repeated="2"/>
          <table:table-cell table:formula="of:=[.B42] * [.$I$5]" office:value-type="float" office:value="2184.53333333333" calcext:value-type="float">
            <text:p>2184.5333333333</text:p>
          </table:table-cell>
          <table:table-cell table:formula="of:=[.H42] + [.$I$3]" office:value-type="float" office:value="2594.13333333333" calcext:value-type="float">
            <text:p>2594.1333333333</text:p>
          </table:table-cell>
          <table:table-cell table:formula="of:=[.I42] * [.$C$5]" office:value-type="float" office:value="3.16666666666667" calcext:value-type="float">
            <text:p>3.1666666667</text:p>
          </table:table-cell>
          <table:table-cell/>
          <table:table-cell table:formula="of:=ROUND([.I42])" office:value-type="float" office:value="2594" calcext:value-type="float">
            <text:p>2594</text:p>
          </table:table-cell>
          <table:table-cell table:number-columns-repeated="2"/>
          <table:table-cell office:value-type="float" office:value="3.231" calcext:value-type="float">
            <text:p>3.231</text:p>
          </table:table-cell>
          <table:table-cell table:formula="of:=[.O43]-[.O42]" office:value-type="float" office:value="0.0840000000000001" calcext:value-type="float">
            <text:p>0.084</text:p>
          </table:table-cell>
          <table:table-cell table:formula="of:=[.J42]-[.O42]" office:value-type="float" office:value="-0.0643333333333334" calcext:value-type="float">
            <text:p>-0.06433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[.A43]-[.$C$7]" office:value-type="float" office:value="33" calcext:value-type="float">
            <text:p>33</text:p>
          </table:table-cell>
          <table:table-cell/>
          <table:table-cell table:formula="of:=[.B43] * [.$F$3]" office:value-type="float" office:value="2.75" calcext:value-type="float">
            <text:p>2.75</text:p>
          </table:table-cell>
          <table:table-cell table:formula="of:=[.D43] /[.$C$5]" office:value-type="float" office:value="2252.8" calcext:value-type="float">
            <text:p>2252.8</text:p>
          </table:table-cell>
          <table:table-cell table:number-columns-repeated="2"/>
          <table:table-cell table:formula="of:=[.B43] * [.$I$5]" office:value-type="float" office:value="2252.8" calcext:value-type="float">
            <text:p>2252.8</text:p>
          </table:table-cell>
          <table:table-cell table:formula="of:=[.H43] + [.$I$3]" office:value-type="float" office:value="2662.4" calcext:value-type="float">
            <text:p>2662.4</text:p>
          </table:table-cell>
          <table:table-cell table:formula="of:=[.I43] * [.$C$5]" office:value-type="float" office:value="3.25" calcext:value-type="float">
            <text:p>3.25</text:p>
          </table:table-cell>
          <table:table-cell/>
          <table:table-cell table:formula="of:=ROUND([.I43])" office:value-type="float" office:value="2662" calcext:value-type="float">
            <text:p>2662</text:p>
          </table:table-cell>
          <table:table-cell table:number-columns-repeated="2"/>
          <table:table-cell office:value-type="float" office:value="3.315" calcext:value-type="float">
            <text:p>3.315</text:p>
          </table:table-cell>
          <table:table-cell table:formula="of:=[.O44]-[.O43]" office:value-type="float" office:value="0.0870000000000002" calcext:value-type="float">
            <text:p>0.087</text:p>
          </table:table-cell>
          <table:table-cell table:formula="of:=[.J43]-[.O43]" office:value-type="float" office:value="-0.065" calcext:value-type="float">
            <text:p>-0.0650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44]-[.$C$7]" office:value-type="float" office:value="34" calcext:value-type="float">
            <text:p>34</text:p>
          </table:table-cell>
          <table:table-cell/>
          <table:table-cell table:formula="of:=[.B44] * [.$F$3]" office:value-type="float" office:value="2.83333333333333" calcext:value-type="float">
            <text:p>2.8333333333</text:p>
          </table:table-cell>
          <table:table-cell table:formula="of:=[.D44] /[.$C$5]" office:value-type="float" office:value="2321.06666666667" calcext:value-type="float">
            <text:p>2321.0666666667</text:p>
          </table:table-cell>
          <table:table-cell table:number-columns-repeated="2"/>
          <table:table-cell table:formula="of:=[.B44] * [.$I$5]" office:value-type="float" office:value="2321.06666666667" calcext:value-type="float">
            <text:p>2321.0666666667</text:p>
          </table:table-cell>
          <table:table-cell table:formula="of:=[.H44] + [.$I$3]" office:value-type="float" office:value="2730.66666666667" calcext:value-type="float">
            <text:p>2730.6666666667</text:p>
          </table:table-cell>
          <table:table-cell table:formula="of:=[.I44] * [.$C$5]" office:value-type="float" office:value="3.33333333333333" calcext:value-type="float">
            <text:p>3.3333333333</text:p>
          </table:table-cell>
          <table:table-cell/>
          <table:table-cell table:formula="of:=ROUND([.I44])" office:value-type="float" office:value="2731" calcext:value-type="float">
            <text:p>2731</text:p>
          </table:table-cell>
          <table:table-cell table:number-columns-repeated="2"/>
          <table:table-cell office:value-type="float" office:value="3.402" calcext:value-type="float">
            <text:p>3.402</text:p>
          </table:table-cell>
          <table:table-cell table:formula="of:=[.O45]-[.O44]" office:value-type="float" office:value="0.0819999999999999" calcext:value-type="float">
            <text:p>0.082</text:p>
          </table:table-cell>
          <table:table-cell table:formula="of:=[.J44]-[.O44]" office:value-type="float" office:value="-0.0686666666666671" calcext:value-type="float">
            <text:p>-0.06866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[.A45]-[.$C$7]" office:value-type="float" office:value="35" calcext:value-type="float">
            <text:p>35</text:p>
          </table:table-cell>
          <table:table-cell/>
          <table:table-cell table:formula="of:=[.B45] * [.$F$3]" office:value-type="float" office:value="2.91666666666667" calcext:value-type="float">
            <text:p>2.9166666667</text:p>
          </table:table-cell>
          <table:table-cell table:formula="of:=[.D45] /[.$C$5]" office:value-type="float" office:value="2389.33333333333" calcext:value-type="float">
            <text:p>2389.3333333333</text:p>
          </table:table-cell>
          <table:table-cell table:number-columns-repeated="2"/>
          <table:table-cell table:formula="of:=[.B45] * [.$I$5]" office:value-type="float" office:value="2389.33333333333" calcext:value-type="float">
            <text:p>2389.3333333333</text:p>
          </table:table-cell>
          <table:table-cell table:formula="of:=[.H45] + [.$I$3]" office:value-type="float" office:value="2798.93333333333" calcext:value-type="float">
            <text:p>2798.9333333333</text:p>
          </table:table-cell>
          <table:table-cell table:formula="of:=[.I45] * [.$C$5]" office:value-type="float" office:value="3.41666666666667" calcext:value-type="float">
            <text:p>3.4166666667</text:p>
          </table:table-cell>
          <table:table-cell/>
          <table:table-cell table:formula="of:=ROUND([.I45])" office:value-type="float" office:value="2799" calcext:value-type="float">
            <text:p>2799</text:p>
          </table:table-cell>
          <table:table-cell table:number-columns-repeated="2"/>
          <table:table-cell office:value-type="float" office:value="3.484" calcext:value-type="float">
            <text:p>3.484</text:p>
          </table:table-cell>
          <table:table-cell table:formula="of:=[.O46]-[.O45]" office:value-type="float" office:value="0.0880000000000001" calcext:value-type="float">
            <text:p>0.088</text:p>
          </table:table-cell>
          <table:table-cell table:formula="of:=[.J45]-[.O45]" office:value-type="float" office:value="-0.067333333333333" calcext:value-type="float">
            <text:p>-0.0673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[.A46]-[.$C$7]" office:value-type="float" office:value="36" calcext:value-type="float">
            <text:p>36</text:p>
          </table:table-cell>
          <table:table-cell/>
          <table:table-cell table:formula="of:=[.B46] * [.$F$3]" office:value-type="float" office:value="3" calcext:value-type="float">
            <text:p>3</text:p>
          </table:table-cell>
          <table:table-cell table:formula="of:=[.D46] /[.$C$5]" office:value-type="float" office:value="2457.6" calcext:value-type="float">
            <text:p>2457.6</text:p>
          </table:table-cell>
          <table:table-cell table:number-columns-repeated="2"/>
          <table:table-cell table:formula="of:=[.B46] * [.$I$5]" office:value-type="float" office:value="2457.6" calcext:value-type="float">
            <text:p>2457.6</text:p>
          </table:table-cell>
          <table:table-cell table:formula="of:=[.H46] + [.$I$3]" office:value-type="float" office:value="2867.2" calcext:value-type="float">
            <text:p>2867.2</text:p>
          </table:table-cell>
          <table:table-cell table:formula="of:=[.I46] * [.$C$5]" office:value-type="float" office:value="3.5" calcext:value-type="float">
            <text:p>3.5</text:p>
          </table:table-cell>
          <table:table-cell/>
          <table:table-cell table:formula="of:=ROUND([.I46])" office:value-type="float" office:value="2867" calcext:value-type="float">
            <text:p>2867</text:p>
          </table:table-cell>
          <table:table-cell table:number-columns-repeated="2"/>
          <table:table-cell office:value-type="float" office:value="3.572" calcext:value-type="float">
            <text:p>3.572</text:p>
          </table:table-cell>
          <table:table-cell table:formula="of:=[.O47]-[.O46]" office:value-type="float" office:value="0.0789999999999997" calcext:value-type="float">
            <text:p>0.079</text:p>
          </table:table-cell>
          <table:table-cell table:formula="of:=[.J46]-[.O46]" office:value-type="float" office:value="-0.0720000000000001" calcext:value-type="float">
            <text:p>-0.0720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[.A47]-[.$C$7]" office:value-type="float" office:value="37" calcext:value-type="float">
            <text:p>37</text:p>
          </table:table-cell>
          <table:table-cell/>
          <table:table-cell table:formula="of:=[.B47] * [.$F$3]" office:value-type="float" office:value="3.08333333333333" calcext:value-type="float">
            <text:p>3.0833333333</text:p>
          </table:table-cell>
          <table:table-cell table:formula="of:=[.D47] /[.$C$5]" office:value-type="float" office:value="2525.86666666667" calcext:value-type="float">
            <text:p>2525.8666666667</text:p>
          </table:table-cell>
          <table:table-cell table:number-columns-repeated="2"/>
          <table:table-cell table:formula="of:=[.B47] * [.$I$5]" office:value-type="float" office:value="2525.86666666667" calcext:value-type="float">
            <text:p>2525.8666666667</text:p>
          </table:table-cell>
          <table:table-cell table:formula="of:=[.H47] + [.$I$3]" office:value-type="float" office:value="2935.46666666667" calcext:value-type="float">
            <text:p>2935.4666666667</text:p>
          </table:table-cell>
          <table:table-cell table:formula="of:=[.I47] * [.$C$5]" office:value-type="float" office:value="3.58333333333333" calcext:value-type="float">
            <text:p>3.5833333333</text:p>
          </table:table-cell>
          <table:table-cell/>
          <table:table-cell table:formula="of:=ROUND([.I47])" office:value-type="float" office:value="2935" calcext:value-type="float">
            <text:p>2935</text:p>
          </table:table-cell>
          <table:table-cell table:number-columns-repeated="2"/>
          <table:table-cell office:value-type="float" office:value="3.651" calcext:value-type="float">
            <text:p>3.651</text:p>
          </table:table-cell>
          <table:table-cell table:formula="of:=[.O48]-[.O47]" office:value-type="float" office:value="0.0920000000000001" calcext:value-type="float">
            <text:p>0.092</text:p>
          </table:table-cell>
          <table:table-cell table:formula="of:=[.J47]-[.O47]" office:value-type="float" office:value="-0.0676666666666663" calcext:value-type="float">
            <text:p>-0.067667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[.A48]-[.$C$7]" office:value-type="float" office:value="38" calcext:value-type="float">
            <text:p>38</text:p>
          </table:table-cell>
          <table:table-cell/>
          <table:table-cell table:formula="of:=[.B48] * [.$F$3]" office:value-type="float" office:value="3.16666666666667" calcext:value-type="float">
            <text:p>3.1666666667</text:p>
          </table:table-cell>
          <table:table-cell table:formula="of:=[.D48] /[.$C$5]" office:value-type="float" office:value="2594.13333333333" calcext:value-type="float">
            <text:p>2594.1333333333</text:p>
          </table:table-cell>
          <table:table-cell table:number-columns-repeated="2"/>
          <table:table-cell table:formula="of:=[.B48] * [.$I$5]" office:value-type="float" office:value="2594.13333333333" calcext:value-type="float">
            <text:p>2594.1333333333</text:p>
          </table:table-cell>
          <table:table-cell table:formula="of:=[.H48] + [.$I$3]" office:value-type="float" office:value="3003.73333333333" calcext:value-type="float">
            <text:p>3003.7333333333</text:p>
          </table:table-cell>
          <table:table-cell table:formula="of:=[.I48] * [.$C$5]" office:value-type="float" office:value="3.66666666666667" calcext:value-type="float">
            <text:p>3.6666666667</text:p>
          </table:table-cell>
          <table:table-cell/>
          <table:table-cell table:formula="of:=ROUND([.I48])" office:value-type="float" office:value="3004" calcext:value-type="float">
            <text:p>3004</text:p>
          </table:table-cell>
          <table:table-cell table:number-columns-repeated="2"/>
          <table:table-cell office:value-type="float" office:value="3.743" calcext:value-type="float">
            <text:p>3.743</text:p>
          </table:table-cell>
          <table:table-cell table:formula="of:=[.O49]-[.O48]" office:value-type="float" office:value="0.0770000000000004" calcext:value-type="float">
            <text:p>0.077</text:p>
          </table:table-cell>
          <table:table-cell table:formula="of:=[.J48]-[.O48]" office:value-type="float" office:value="-0.0763333333333334" calcext:value-type="float">
            <text:p>-0.07633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49]-[.$C$7]" office:value-type="float" office:value="39" calcext:value-type="float">
            <text:p>39</text:p>
          </table:table-cell>
          <table:table-cell/>
          <table:table-cell table:formula="of:=[.B49] * [.$F$3]" office:value-type="float" office:value="3.25" calcext:value-type="float">
            <text:p>3.25</text:p>
          </table:table-cell>
          <table:table-cell table:formula="of:=[.D49] /[.$C$5]" office:value-type="float" office:value="2662.4" calcext:value-type="float">
            <text:p>2662.4</text:p>
          </table:table-cell>
          <table:table-cell table:number-columns-repeated="2"/>
          <table:table-cell table:formula="of:=[.B49] * [.$I$5]" office:value-type="float" office:value="2662.4" calcext:value-type="float">
            <text:p>2662.4</text:p>
          </table:table-cell>
          <table:table-cell table:formula="of:=[.H49] + [.$I$3]" office:value-type="float" office:value="3072" calcext:value-type="float">
            <text:p>3072</text:p>
          </table:table-cell>
          <table:table-cell table:formula="of:=[.I49] * [.$C$5]" office:value-type="float" office:value="3.75" calcext:value-type="float">
            <text:p>3.75</text:p>
          </table:table-cell>
          <table:table-cell/>
          <table:table-cell table:formula="of:=ROUND([.I49])" office:value-type="float" office:value="3072" calcext:value-type="float">
            <text:p>3072</text:p>
          </table:table-cell>
          <table:table-cell table:number-columns-repeated="2"/>
          <table:table-cell office:value-type="float" office:value="3.82" calcext:value-type="float">
            <text:p>3.82</text:p>
          </table:table-cell>
          <table:table-cell table:formula="of:=[.O50]-[.O49]" office:value-type="float" office:value="0.0919999999999996" calcext:value-type="float">
            <text:p>0.092</text:p>
          </table:table-cell>
          <table:table-cell table:formula="of:=[.J49]-[.O49]" office:value-type="float" office:value="-0.0700000000000003" calcext:value-type="float">
            <text:p>-0.0700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[.A50]-[.$C$7]" office:value-type="float" office:value="40" calcext:value-type="float">
            <text:p>40</text:p>
          </table:table-cell>
          <table:table-cell/>
          <table:table-cell table:formula="of:=[.B50] * [.$F$3]" office:value-type="float" office:value="3.33333333333333" calcext:value-type="float">
            <text:p>3.3333333333</text:p>
          </table:table-cell>
          <table:table-cell table:formula="of:=[.D50] /[.$C$5]" office:value-type="float" office:value="2730.66666666667" calcext:value-type="float">
            <text:p>2730.6666666667</text:p>
          </table:table-cell>
          <table:table-cell table:number-columns-repeated="2"/>
          <table:table-cell table:formula="of:=[.B50] * [.$I$5]" office:value-type="float" office:value="2730.66666666667" calcext:value-type="float">
            <text:p>2730.6666666667</text:p>
          </table:table-cell>
          <table:table-cell table:formula="of:=[.H50] + [.$I$3]" office:value-type="float" office:value="3140.26666666667" calcext:value-type="float">
            <text:p>3140.2666666667</text:p>
          </table:table-cell>
          <table:table-cell table:formula="of:=[.I50] * [.$C$5]" office:value-type="float" office:value="3.83333333333333" calcext:value-type="float">
            <text:p>3.8333333333</text:p>
          </table:table-cell>
          <table:table-cell/>
          <table:table-cell table:formula="of:=ROUND([.I50])" office:value-type="float" office:value="3140" calcext:value-type="float">
            <text:p>3140</text:p>
          </table:table-cell>
          <table:table-cell table:number-columns-repeated="2"/>
          <table:table-cell office:value-type="float" office:value="3.912" calcext:value-type="float">
            <text:p>3.912</text:p>
          </table:table-cell>
          <table:table-cell table:formula="of:=[.O51]-[.O50]" office:value-type="float" office:value="0.0800000000000001" calcext:value-type="float">
            <text:p>0.080</text:p>
          </table:table-cell>
          <table:table-cell table:formula="of:=[.J50]-[.O50]" office:value-type="float" office:value="-0.0786666666666669" calcext:value-type="float">
            <text:p>-0.07866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[.A51]-[.$C$7]" office:value-type="float" office:value="41" calcext:value-type="float">
            <text:p>41</text:p>
          </table:table-cell>
          <table:table-cell/>
          <table:table-cell table:formula="of:=[.B51] * [.$F$3]" office:value-type="float" office:value="3.41666666666667" calcext:value-type="float">
            <text:p>3.4166666667</text:p>
          </table:table-cell>
          <table:table-cell table:formula="of:=[.D51] /[.$C$5]" office:value-type="float" office:value="2798.93333333333" calcext:value-type="float">
            <text:p>2798.9333333333</text:p>
          </table:table-cell>
          <table:table-cell table:number-columns-repeated="2"/>
          <table:table-cell table:formula="of:=[.B51] * [.$I$5]" office:value-type="float" office:value="2798.93333333333" calcext:value-type="float">
            <text:p>2798.9333333333</text:p>
          </table:table-cell>
          <table:table-cell table:formula="of:=[.H51] + [.$I$3]" office:value-type="float" office:value="3208.53333333333" calcext:value-type="float">
            <text:p>3208.5333333333</text:p>
          </table:table-cell>
          <table:table-cell table:formula="of:=[.I51] * [.$C$5]" office:value-type="float" office:value="3.91666666666667" calcext:value-type="float">
            <text:p>3.9166666667</text:p>
          </table:table-cell>
          <table:table-cell/>
          <table:table-cell table:formula="of:=ROUND([.I51])" office:value-type="float" office:value="3209" calcext:value-type="float">
            <text:p>3209</text:p>
          </table:table-cell>
          <table:table-cell table:number-columns-repeated="2"/>
          <table:table-cell office:value-type="float" office:value="3.992" calcext:value-type="float">
            <text:p>3.992</text:p>
          </table:table-cell>
          <table:table-cell table:formula="of:=[.O52]-[.O51]" office:value-type="float" office:value="0.0880000000000001" calcext:value-type="float">
            <text:p>0.088</text:p>
          </table:table-cell>
          <table:table-cell table:formula="of:=[.J51]-[.O51]" office:value-type="float" office:value="-0.0753333333333335" calcext:value-type="float">
            <text:p>-0.07533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[.A52]-[.$C$7]" office:value-type="float" office:value="42" calcext:value-type="float">
            <text:p>42</text:p>
          </table:table-cell>
          <table:table-cell/>
          <table:table-cell table:formula="of:=[.B52] * [.$F$3]" office:value-type="float" office:value="3.5" calcext:value-type="float">
            <text:p>3.5</text:p>
          </table:table-cell>
          <table:table-cell table:formula="of:=[.D52] /[.$C$5]" office:value-type="float" office:value="2867.2" calcext:value-type="float">
            <text:p>2867.2</text:p>
          </table:table-cell>
          <table:table-cell table:number-columns-repeated="2"/>
          <table:table-cell table:formula="of:=[.B52] * [.$I$5]" office:value-type="float" office:value="2867.2" calcext:value-type="float">
            <text:p>2867.2</text:p>
          </table:table-cell>
          <table:table-cell table:formula="of:=[.H52] + [.$I$3]" office:value-type="float" office:value="3276.8" calcext:value-type="float">
            <text:p>3276.8</text:p>
          </table:table-cell>
          <table:table-cell table:formula="of:=[.I52] * [.$C$5]" office:value-type="float" office:value="4" calcext:value-type="float">
            <text:p>4</text:p>
          </table:table-cell>
          <table:table-cell/>
          <table:table-cell table:formula="of:=ROUND([.I52])" office:value-type="float" office:value="3277" calcext:value-type="float">
            <text:p>3277</text:p>
          </table:table-cell>
          <table:table-cell table:number-columns-repeated="2"/>
          <table:table-cell office:value-type="float" office:value="4.08" calcext:value-type="float">
            <text:p>4.08</text:p>
          </table:table-cell>
          <table:table-cell table:formula="of:=[.O53]-[.O52]" office:value-type="float" office:value="0.0789999999999997" calcext:value-type="float">
            <text:p>0.079</text:p>
          </table:table-cell>
          <table:table-cell table:formula="of:=[.J52]-[.O52]" office:value-type="float" office:value="-0.0800000000000005" calcext:value-type="float">
            <text:p>-0.0800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[.A53]-[.$C$7]" office:value-type="float" office:value="43" calcext:value-type="float">
            <text:p>43</text:p>
          </table:table-cell>
          <table:table-cell/>
          <table:table-cell table:formula="of:=[.B53] * [.$F$3]" office:value-type="float" office:value="3.58333333333333" calcext:value-type="float">
            <text:p>3.5833333333</text:p>
          </table:table-cell>
          <table:table-cell table:formula="of:=[.D53] /[.$C$5]" office:value-type="float" office:value="2935.46666666667" calcext:value-type="float">
            <text:p>2935.4666666667</text:p>
          </table:table-cell>
          <table:table-cell table:number-columns-repeated="2"/>
          <table:table-cell table:formula="of:=[.B53] * [.$I$5]" office:value-type="float" office:value="2935.46666666667" calcext:value-type="float">
            <text:p>2935.4666666667</text:p>
          </table:table-cell>
          <table:table-cell table:formula="of:=[.H53] + [.$I$3]" office:value-type="float" office:value="3345.06666666667" calcext:value-type="float">
            <text:p>3345.0666666667</text:p>
          </table:table-cell>
          <table:table-cell table:formula="of:=[.I53] * [.$C$5]" office:value-type="float" office:value="4.08333333333333" calcext:value-type="float">
            <text:p>4.0833333333</text:p>
          </table:table-cell>
          <table:table-cell/>
          <table:table-cell table:formula="of:=ROUND([.I53])" office:value-type="float" office:value="3345" calcext:value-type="float">
            <text:p>3345</text:p>
          </table:table-cell>
          <table:table-cell table:number-columns-repeated="2"/>
          <table:table-cell office:value-type="float" office:value="4.159" calcext:value-type="float">
            <text:p>4.159</text:p>
          </table:table-cell>
          <table:table-cell table:formula="of:=[.O54]-[.O53]" office:value-type="float" office:value="0.0870000000000006" calcext:value-type="float">
            <text:p>0.087</text:p>
          </table:table-cell>
          <table:table-cell table:formula="of:=[.J53]-[.O53]" office:value-type="float" office:value="-0.0756666666666668" calcext:value-type="float">
            <text:p>-0.075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54]-[.$C$7]" office:value-type="float" office:value="44" calcext:value-type="float">
            <text:p>44</text:p>
          </table:table-cell>
          <table:table-cell/>
          <table:table-cell table:formula="of:=[.B54] * [.$F$3]" office:value-type="float" office:value="3.66666666666667" calcext:value-type="float">
            <text:p>3.6666666667</text:p>
          </table:table-cell>
          <table:table-cell table:formula="of:=[.D54] /[.$C$5]" office:value-type="float" office:value="3003.73333333333" calcext:value-type="float">
            <text:p>3003.7333333333</text:p>
          </table:table-cell>
          <table:table-cell table:number-columns-repeated="2"/>
          <table:table-cell table:formula="of:=[.B54] * [.$I$5]" office:value-type="float" office:value="3003.73333333333" calcext:value-type="float">
            <text:p>3003.7333333333</text:p>
          </table:table-cell>
          <table:table-cell table:formula="of:=[.H54] + [.$I$3]" office:value-type="float" office:value="3413.33333333333" calcext:value-type="float">
            <text:p>3413.3333333333</text:p>
          </table:table-cell>
          <table:table-cell table:formula="of:=[.I54] * [.$C$5]" office:value-type="float" office:value="4.16666666666667" calcext:value-type="float">
            <text:p>4.1666666667</text:p>
          </table:table-cell>
          <table:table-cell/>
          <table:table-cell table:formula="of:=ROUND([.I54])" office:value-type="float" office:value="3413" calcext:value-type="float">
            <text:p>3413</text:p>
          </table:table-cell>
          <table:table-cell table:number-columns-repeated="2"/>
          <table:table-cell office:value-type="float" office:value="4.246" calcext:value-type="float">
            <text:p>4.246</text:p>
          </table:table-cell>
          <table:table-cell table:formula="of:=[.O55]-[.O54]" office:value-type="float" office:value="0.0829999999999993" calcext:value-type="float">
            <text:p>0.083</text:p>
          </table:table-cell>
          <table:table-cell table:formula="of:=[.J54]-[.O54]" office:value-type="float" office:value="-0.0793333333333344" calcext:value-type="float">
            <text:p>-0.07933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55]-[.$C$7]" office:value-type="float" office:value="45" calcext:value-type="float">
            <text:p>45</text:p>
          </table:table-cell>
          <table:table-cell/>
          <table:table-cell table:formula="of:=[.B55] * [.$F$3]" office:value-type="float" office:value="3.75" calcext:value-type="float">
            <text:p>3.75</text:p>
          </table:table-cell>
          <table:table-cell table:formula="of:=[.D55] /[.$C$5]" office:value-type="float" office:value="3072" calcext:value-type="float">
            <text:p>3072</text:p>
          </table:table-cell>
          <table:table-cell table:number-columns-repeated="2"/>
          <table:table-cell table:formula="of:=[.B55] * [.$I$5]" office:value-type="float" office:value="3072" calcext:value-type="float">
            <text:p>3072</text:p>
          </table:table-cell>
          <table:table-cell table:formula="of:=[.H55] + [.$I$3]" office:value-type="float" office:value="3481.6" calcext:value-type="float">
            <text:p>3481.6</text:p>
          </table:table-cell>
          <table:table-cell table:formula="of:=[.I55] * [.$C$5]" office:value-type="float" office:value="4.25" calcext:value-type="float">
            <text:p>4.25</text:p>
          </table:table-cell>
          <table:table-cell/>
          <table:table-cell table:formula="of:=ROUND([.I55])" office:value-type="float" office:value="3482" calcext:value-type="float">
            <text:p>3482</text:p>
          </table:table-cell>
          <table:table-cell table:number-columns-repeated="2"/>
          <table:table-cell office:value-type="float" office:value="4.329" calcext:value-type="float">
            <text:p>4.329</text:p>
          </table:table-cell>
          <table:table-cell table:formula="of:=[.O56]-[.O55]" office:value-type="float" office:value="0.085" calcext:value-type="float">
            <text:p>0.085</text:p>
          </table:table-cell>
          <table:table-cell table:formula="of:=[.J55]-[.O55]" office:value-type="float" office:value="-0.0789999999999997" calcext:value-type="float">
            <text:p>-0.0790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56]-[.$C$7]" office:value-type="float" office:value="46" calcext:value-type="float">
            <text:p>46</text:p>
          </table:table-cell>
          <table:table-cell/>
          <table:table-cell table:formula="of:=[.B56] * [.$F$3]" office:value-type="float" office:value="3.83333333333333" calcext:value-type="float">
            <text:p>3.8333333333</text:p>
          </table:table-cell>
          <table:table-cell table:formula="of:=[.D56] /[.$C$5]" office:value-type="float" office:value="3140.26666666667" calcext:value-type="float">
            <text:p>3140.2666666667</text:p>
          </table:table-cell>
          <table:table-cell table:number-columns-repeated="2"/>
          <table:table-cell table:formula="of:=[.B56] * [.$I$5]" office:value-type="float" office:value="3140.26666666667" calcext:value-type="float">
            <text:p>3140.2666666667</text:p>
          </table:table-cell>
          <table:table-cell table:formula="of:=[.H56] + [.$I$3]" office:value-type="float" office:value="3549.86666666667" calcext:value-type="float">
            <text:p>3549.8666666667</text:p>
          </table:table-cell>
          <table:table-cell table:formula="of:=[.I56] * [.$C$5]" office:value-type="float" office:value="4.33333333333333" calcext:value-type="float">
            <text:p>4.3333333333</text:p>
          </table:table-cell>
          <table:table-cell/>
          <table:table-cell table:formula="of:=ROUND([.I56])" office:value-type="float" office:value="3550" calcext:value-type="float">
            <text:p>3550</text:p>
          </table:table-cell>
          <table:table-cell table:number-columns-repeated="2"/>
          <table:table-cell office:value-type="float" office:value="4.414" calcext:value-type="float">
            <text:p>4.414</text:p>
          </table:table-cell>
          <table:table-cell table:formula="of:=[.O57]-[.O56]" office:value-type="float" office:value="0.0860000000000003" calcext:value-type="float">
            <text:p>0.086</text:p>
          </table:table-cell>
          <table:table-cell table:formula="of:=[.J56]-[.O56]" office:value-type="float" office:value="-0.0806666666666667" calcext:value-type="float">
            <text:p>-0.08066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57]-[.$C$7]" office:value-type="float" office:value="47" calcext:value-type="float">
            <text:p>47</text:p>
          </table:table-cell>
          <table:table-cell/>
          <table:table-cell table:formula="of:=[.B57] * [.$F$3]" office:value-type="float" office:value="3.91666666666667" calcext:value-type="float">
            <text:p>3.9166666667</text:p>
          </table:table-cell>
          <table:table-cell table:formula="of:=[.D57] /[.$C$5]" office:value-type="float" office:value="3208.53333333333" calcext:value-type="float">
            <text:p>3208.5333333333</text:p>
          </table:table-cell>
          <table:table-cell table:number-columns-repeated="2"/>
          <table:table-cell table:formula="of:=[.B57] * [.$I$5]" office:value-type="float" office:value="3208.53333333333" calcext:value-type="float">
            <text:p>3208.5333333333</text:p>
          </table:table-cell>
          <table:table-cell table:formula="of:=[.H57] + [.$I$3]" office:value-type="float" office:value="3618.13333333333" calcext:value-type="float">
            <text:p>3618.1333333333</text:p>
          </table:table-cell>
          <table:table-cell table:formula="of:=[.I57] * [.$C$5]" office:value-type="float" office:value="4.41666666666667" calcext:value-type="float">
            <text:p>4.4166666667</text:p>
          </table:table-cell>
          <table:table-cell/>
          <table:table-cell table:formula="of:=ROUND([.I57])" office:value-type="float" office:value="3618" calcext:value-type="float">
            <text:p>3618</text:p>
          </table:table-cell>
          <table:table-cell table:number-columns-repeated="2"/>
          <table:table-cell office:value-type="float" office:value="4.5" calcext:value-type="float">
            <text:p>4.5</text:p>
          </table:table-cell>
          <table:table-cell table:formula="of:=[.O58]-[.O57]" office:value-type="float" office:value="0.0819999999999999" calcext:value-type="float">
            <text:p>0.082</text:p>
          </table:table-cell>
          <table:table-cell table:formula="of:=[.J57]-[.O57]" office:value-type="float" office:value="-0.0833333333333339" calcext:value-type="float">
            <text:p>-0.08333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58]-[.$C$7]" office:value-type="float" office:value="48" calcext:value-type="float">
            <text:p>48</text:p>
          </table:table-cell>
          <table:table-cell/>
          <table:table-cell table:formula="of:=[.B58] * [.$F$3]" office:value-type="float" office:value="4" calcext:value-type="float">
            <text:p>4</text:p>
          </table:table-cell>
          <table:table-cell table:formula="of:=[.D58] /[.$C$5]" office:value-type="float" office:value="3276.8" calcext:value-type="float">
            <text:p>3276.8</text:p>
          </table:table-cell>
          <table:table-cell table:number-columns-repeated="2"/>
          <table:table-cell table:formula="of:=[.B58] * [.$I$5]" office:value-type="float" office:value="3276.8" calcext:value-type="float">
            <text:p>3276.8</text:p>
          </table:table-cell>
          <table:table-cell table:formula="of:=[.H58] + [.$I$3]" office:value-type="float" office:value="3686.4" calcext:value-type="float">
            <text:p>3686.4</text:p>
          </table:table-cell>
          <table:table-cell table:formula="of:=[.I58] * [.$C$5]" office:value-type="float" office:value="4.5" calcext:value-type="float">
            <text:p>4.5</text:p>
          </table:table-cell>
          <table:table-cell/>
          <table:table-cell table:formula="of:=ROUND([.I58])" office:value-type="float" office:value="3686" calcext:value-type="float">
            <text:p>3686</text:p>
          </table:table-cell>
          <table:table-cell table:number-columns-repeated="2"/>
          <table:table-cell office:value-type="float" office:value="4.582" calcext:value-type="float">
            <text:p>4.582</text:p>
          </table:table-cell>
          <table:table-cell table:style-name="Default"/>
          <table:table-cell table:formula="of:=[.J58]-[.O58]" office:value-type="float" office:value="-0.0819999999999999" calcext:value-type="float">
            <text:p>-0.082000</text:p>
          </table:table-cell>
        </table:table-row>
        <table:table-row table:style-name="ro1" table:number-rows-repeated="12">
          <table:table-cell table:number-columns-repeated="15"/>
          <table:table-cell table:style-name="Default"/>
          <table:table-cell/>
        </table:table-row>
        <table:table-row table:style-name="ro1">
          <table:table-cell table:number-columns-repeated="15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6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8">00/00/0000</text:date>, <text:time style:data-style-name="N2" text:time-value="0000-00-00T00:00:01.726783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2T17:24:54.395000000</meta:creation-date>
    <dc:date>2014-10-08T18:17:09.081000000</dc:date>
    <meta:editing-duration>PT6H6M19S</meta:editing-duration>
    <meta:editing-cycles>7</meta:editing-cycles>
    <meta:generator>LibreOffice/4.1.0.4$Windows_x86 LibreOffice_project/89ea49ddacd9aa532507cbf852f2bb22b1ace28</meta:generator>
    <meta:document-statistic meta:table-count="1" meta:cell-count="566" meta:object-count="0"/>
  </office:meta>
</office:document-meta>
</file>